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C942A7B3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0000007D00000060A5B23EDE9.jpg" manifest:media-type="image/jpeg"/>
  <manifest:file-entry manifest:full-path="Pictures/100000010000041D000001DBA3F1EC88.png" manifest:media-type="image/png"/>
  <manifest:file-entry manifest:full-path="Pictures/10001A070000819B00003A65C265522D.svg" manifest:media-type="image/svg+xml"/>
  <manifest:file-entry manifest:full-path="Pictures/10000001000001090000006F4D0E19DB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adornments="Regular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8.408cm" fo:min-width="0cm" loext:decorative="false"/>
    </style:style>
    <style:style style:name="gr4" style:family="graphic" style:parent-style-name="standard">
      <style:graphic-properties svg:stroke-color="#000000" draw:fill-color="#ffffff" draw:textarea-vertical-align="middle" draw:auto-grow-height="false" fo:min-height="0.85cm" fo:min-width="0.9cm" loext:decorative="fals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41cm" fo:min-width="2.513cm" loext:decorative="false"/>
    </style:style>
    <style:style style:name="gr6" style:family="graphic" style:parent-style-name="standard">
      <style:graphic-properties svg:stroke-color="#000000" draw:fill-color="#f0e6ff" draw:textarea-horizontal-align="justify" draw:textarea-vertical-align="middle" draw:auto-grow-height="false" draw:shadow="hidden" loext:decorative="false"/>
    </style:style>
    <style:style style:name="gr7" style:family="graphic" style:parent-style-name="standard">
      <style:graphic-properties svg:stroke-color="#000000" draw:fill-color="#f0e6ff" draw:opacity="50%" draw:textarea-horizontal-align="justify" draw:textarea-vertical-align="middle" draw:auto-grow-height="false" draw:shadow="hidden" draw:shadow-opacity="50%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35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3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229cm" loext:decorative="false"/>
      <style:paragraph-properties style:writing-mode="lr-tb"/>
    </style:style>
    <style:style style:name="gr11" style:family="graphic" style:parent-style-name="standard">
      <style:graphic-properties svg:stroke-color="#3465a4" draw:marker-end="Arrow_20_concave" draw:textarea-vertical-align="middle" loext:decorative="false"/>
    </style:style>
    <style:style style:name="gr12" style:family="graphic" style:parent-style-name="standard">
      <style:graphic-properties svg:stroke-color="#000000" draw:fill-color="#f0e6ff" draw:textarea-horizontal-align="justify" draw:textarea-vertical-align="middle" draw:auto-grow-height="false" fo:min-height="0.277cm" fo:min-width="0cm" loext:decorative="false"/>
    </style:style>
    <style:style style:name="gr13" style:family="graphic" style:parent-style-name="standard">
      <style:graphic-properties svg:stroke-color="#000000" draw:fill-color="#f0e6ff" draw:textarea-horizontal-align="justify" draw:textarea-vertical-align="middle" draw:auto-grow-height="false" fo:min-height="0.277cm" fo:min-width="0.027cm" loext:decorative="false"/>
    </style:style>
    <style:style style:name="gr14" style:family="graphic" style:parent-style-name="standard">
      <style:graphic-properties svg:stroke-color="#000000" draw:fill-color="#f0e6ff" draw:textarea-horizontal-align="justify" draw:textarea-vertical-align="middle" draw:auto-grow-height="false" fo:min-height="0.277cm" fo:min-width="0.028cm" loext:decorative="false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277cm" fo:min-width="2.512cm" loext:decorative="false"/>
    </style:style>
    <style:style style:name="gr16" style:family="graphic" style:parent-style-name="objectwithoutfill">
      <style:graphic-properties svg:stroke-width="0.03cm" svg:stroke-color="#3465a4" draw:marker-start-width="0.3cm" draw:marker-end="Arrow_20_concave" draw:marker-end-width="0.17cm" draw:fill="none" draw:textarea-vertical-align="middle" fo:padding-top="0.14cm" fo:padding-bottom="0.14cm" fo:padding-left="0.265cm" fo:padding-right="0.265cm" loext:decorative="false"/>
    </style:style>
    <style:style style:name="gr17" style:family="graphic" style:parent-style-name="standard">
      <style:graphic-properties svg:stroke-width="0.03cm" svg:stroke-color="#3465a4" draw:marker-start-width="0.32cm" draw:marker-end="Arrow_20_concave" draw:marker-end-width="0.2cm" draw:textarea-vertical-align="middle" fo:padding-top="0.14cm" fo:padding-bottom="0.14cm" fo:padding-left="0.265cm" fo:padding-right="0.265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626cm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564cm" fo:min-width="1.514cm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7cm" fo:min-width="1.717cm" fo:wrap-option="no-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0.512cm" fo:min-width="0.262cm" loext:decorative="fals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275cm" fo:min-width="0cm" loext:decorative="false"/>
    </style:style>
    <style:style style:name="gr23" style:family="graphic" style:parent-style-name="standard">
      <style:graphic-properties svg:stroke-color="#000000" draw:marker-end="" draw:marker-end-width="0.1cm" draw:textarea-vertical-align="middle" loext:decorative="false"/>
    </style:style>
    <style:style style:name="gr24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828cm" fo:min-width="1.524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f0e6ff" draw:textarea-horizontal-align="justify" draw:textarea-vertical-align="middle" draw:auto-grow-height="false" fo:min-height="0.094cm" fo:min-width="0cm" loext:decorative="false"/>
    </style:style>
    <style:style style:name="gr26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7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1.133cm" fo:min-width="1.942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dash" draw:stroke-dash="Fine_20_Dashed" svg:stroke-color="#000000" draw:marker-end="Arrow_20_concave" draw:textarea-vertical-align="middle" loext:decorative="false"/>
    </style:style>
    <style:style style:name="gr29" style:family="graphic" style:parent-style-name="standard">
      <style:graphic-properties svg:stroke-color="#000000" draw:fill-color="#f0e6ff" draw:textarea-horizontal-align="justify" draw:textarea-vertical-align="middle" draw:auto-grow-height="false" fo:min-height="0.275cm" fo:min-width="0cm" loext:decorative="false"/>
    </style:style>
    <style:style style:name="gr30" style:family="graphic" style:parent-style-name="standard">
      <style:graphic-properties svg:stroke-color="#000000" draw:fill-color="#f0e6ff" draw:textarea-horizontal-align="justify" draw:textarea-vertical-align="middle" draw:auto-grow-height="false" fo:min-height="0.275cm" fo:min-width="0.025cm" loext:decorative="false"/>
    </style:style>
    <style:style style:name="gr3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275cm" fo:min-width="2.5cm" loext:decorative="false"/>
    </style:style>
    <style:style style:name="gr32" style:family="graphic" style:parent-style-name="standard">
      <style:graphic-properties svg:stroke-color="#000000" draw:marker-end="Arrow_20_concave" draw:marker-end-width="0.2cm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93cm" loext:decorative="false"/>
      <style:paragraph-properties style:writing-mode="lr-tb"/>
    </style:style>
    <style:style style:name="gr34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905cm" fo:min-width="2.649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-color="#808080" draw:textarea-horizontal-align="justify" draw:textarea-vertical-align="middle" draw:auto-grow-height="false" fo:min-height="0.275cm" fo:min-width="0cm" loext:decorative="false"/>
    </style:style>
    <style:style style:name="gr36" style:family="graphic" style:parent-style-name="standard">
      <style:graphic-properties svg:stroke-color="#000000" draw:fill-color="#808080" draw:textarea-horizontal-align="justify" draw:textarea-vertical-align="middle" draw:auto-grow-height="false" fo:min-height="0.275cm" fo:min-width="0.025cm" loext:decorative="false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9.495cm" fo:min-width="0cm" loext:decorative="false"/>
    </style:style>
    <style:style style:name="gr38" style:family="graphic" style:parent-style-name="standard">
      <style:graphic-properties svg:stroke-color="#666666" draw:fill-color="#ffffff" draw:textarea-horizontal-align="justify" draw:textarea-vertical-align="middle" draw:auto-grow-height="false" fo:min-height="0.275cm" fo:min-width="0cm" loext:decorative="false"/>
    </style:style>
    <style:style style:name="gr39" style:family="graphic" style:parent-style-name="standard">
      <style:graphic-properties svg:stroke-color="#666666" draw:fill-color="#ffffff" draw:textarea-horizontal-align="justify" draw:textarea-vertical-align="middle" draw:auto-grow-height="false" fo:min-height="0.275cm" fo:min-width="0.025cm" loext:decorative="false"/>
    </style:style>
    <style:style style:name="gr40" style:family="graphic" style:parent-style-name="standard">
      <style:graphic-properties svg:stroke-color="#666666" draw:fill="none" draw:fill-color="#ffffff" draw:textarea-horizontal-align="justify" draw:textarea-vertical-align="middle" draw:auto-grow-height="false" fo:min-height="0.275cm" fo:min-width="2.5cm" loext:decorative="false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564cm" fo:min-width="2.034cm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644cm" fo:min-width="0.93cm" fo:wrap-option="no-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872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299cm" loext:decorative="false"/>
      <style:paragraph-properties style:writing-mode="lr-tb"/>
    </style:style>
    <style:style style:name="gr45" style:family="graphic" style:parent-style-name="standard">
      <style:graphic-properties svg:stroke-color="#000000" draw:fill="none" draw:textarea-vertical-align="middle" draw:auto-grow-height="false" fo:min-height="0.873cm" fo:min-width="0cm" loext:decorative="false"/>
    </style:style>
    <style:style style:name="gr46" style:family="graphic" style:parent-style-name="standard">
      <style:graphic-properties draw:stroke="dash" draw:stroke-dash="Long_20_dashed" svg:stroke-color="#000000" draw:fill-color="#ffffff" draw:textarea-horizontal-align="justify" draw:textarea-vertical-align="middle" draw:auto-grow-height="false" fo:min-height="2.411cm" fo:min-width="20.693cm" loext:decorative="false"/>
    </style:style>
    <style:style style:name="gr47" style:family="graphic" style:parent-style-name="standard">
      <style:graphic-properties svg:stroke-color="#000000" draw:fill-color="#ffffcc" draw:textarea-horizontal-align="justify" draw:textarea-vertical-align="middle" draw:auto-grow-height="false" fo:min-height="0.55cm" fo:min-width="3.99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000000" draw:fill-color="#ffffcc" draw:textarea-horizontal-align="justify" draw:textarea-vertical-align="middle" draw:auto-grow-height="false" fo:min-height="0.55cm" fo:min-width="5.178cm" fo:wrap-option="no-wrap" style:writing-mode="lr-tb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ffffcc" draw:textarea-horizontal-align="justify" draw:textarea-vertical-align="middle" draw:auto-grow-height="false" fo:min-height="1.072cm" fo:min-width="5.226cm" fo:wrap-option="no-wrap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ffffcc" draw:textarea-horizontal-align="justify" draw:textarea-vertical-align="middle" draw:auto-grow-height="false" fo:min-height="0.54cm" fo:min-width="5.461cm" fo:wrap-option="no-wrap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fill-color="#ccffcc" draw:textarea-horizontal-align="justify" draw:textarea-vertical-align="middle" draw:auto-grow-height="false" fo:min-height="0.54cm" fo:min-width="4.072cm" fo:wrap-option="no-wrap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000000" draw:fill-color="#ccffcc" draw:textarea-horizontal-align="justify" draw:textarea-vertical-align="middle" draw:auto-grow-height="false" fo:min-height="1.07cm" fo:min-width="4.288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ffffcc" draw:textarea-horizontal-align="justify" draw:textarea-vertical-align="middle" draw:auto-grow-height="false" fo:min-height="0.55cm" fo:min-width="3.311cm" fo:wrap-option="no-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0.628cm" loext:decorative="false"/>
      <style:paragraph-properties style:writing-mode="lr-tb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template2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template2-outline1">
      <style:graphic-properties fo:min-height="1.857cm" loext:decorative="false"/>
      <style:paragraph-properties style:writing-mode="lr-tb"/>
    </style:style>
    <style:style style:name="pr5" style:family="presentation" style:parent-style-name="template2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template2-notes">
      <style:graphic-properties draw:fill-color="#ffffff" draw:auto-grow-height="true" fo:min-height="14.121cm" loext:decorative="false"/>
      <style:paragraph-properties style:writing-mode="lr-tb"/>
    </style:style>
    <style:style style:name="pr7" style:family="presentation" style:parent-style-name="template2_5f_-title">
      <style:graphic-properties fo:min-height="1.741cm" loext:decorative="false"/>
      <style:paragraph-properties style:writing-mode="lr-tb"/>
    </style:style>
    <style:style style:name="pr8" style:family="presentation" style:parent-style-name="template2_5f_-outline1">
      <style:graphic-properties fo:min-height="14.15cm" loext:decorative="false"/>
      <style:paragraph-properties style:writing-mode="lr-tb"/>
    </style:style>
    <style:style style:name="pr9" style:family="presentation" style:parent-style-name="template2_5f_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12" style:family="presentation" style:parent-style-name="master_5f_-title">
      <style:graphic-properties draw:auto-grow-height="true" fo:min-height="1.741cm" loext:decorative="false"/>
      <style:paragraph-properties style:writing-mode="lr-tb"/>
    </style:style>
    <style:style style:name="pr13" style:family="presentation" style:parent-style-name="master_5f_-outline1">
      <style:graphic-properties fo:min-height="1.857cm" loext:decorative="false"/>
      <style:paragraph-properties style:writing-mode="lr-tb"/>
    </style:style>
    <style:style style:name="pr14" style:family="presentation" style:parent-style-name="master_5f_-notes">
      <style:graphic-properties draw:fill-color="#ffffff" draw:auto-grow-height="true" fo:min-height="14.998cm" loext:decorative="false"/>
      <style:paragraph-properties style:writing-mode="lr-tb"/>
    </style:style>
    <style:style style:name="pr15" style:family="presentation" style:parent-style-name="master_5f_-title">
      <style:graphic-properties draw:auto-grow-height="true" fo:min-height="1.737cm" loext:decorative="false"/>
      <style:paragraph-properties style:writing-mode="lr-tb"/>
    </style:style>
    <style:style style:name="pr16" style:family="presentation" style:parent-style-name="master_5f_-notes">
      <style:graphic-properties draw:fill-color="#ffffff" draw:auto-grow-height="true" fo:min-height="14.398cm" loext:decorative="false"/>
      <style:paragraph-properties style:writing-mode="lr-tb"/>
    </style:style>
    <style:style style:name="pr17" style:family="presentation" style:parent-style-name="template2-notes">
      <style:graphic-properties draw:fill-color="#ffffff" draw:auto-grow-height="true" fo:min-height="14.211cm" loext:decorative="false"/>
      <style:paragraph-properties style:writing-mode="lr-tb"/>
    </style:style>
    <style:style style:name="pr18" style:family="presentation" style:parent-style-name="template2-notes">
      <style:graphic-properties draw:fill-color="#ffffff" draw:auto-grow-height="true" fo:min-height="14.521cm" loext:decorative="false"/>
      <style:paragraph-properties style:writing-mode="lr-tb"/>
    </style:style>
    <style:style style:name="pr19" style:family="presentation" style:parent-style-name="template2_5f_-title">
      <style:graphic-properties draw:auto-grow-height="true" fo:min-height="1.741cm" loext:decorative="false"/>
      <style:paragraph-properties style:writing-mode="lr-tb"/>
    </style:style>
    <style:style style:name="pr20" style:family="presentation" style:parent-style-name="template2_5f_-outline1">
      <style:graphic-properties fo:min-height="1.857cm" loext:decorative="false"/>
      <style:paragraph-properties style:writing-mode="lr-tb"/>
    </style:style>
    <style:style style:name="pr21" style:family="presentation" style:parent-style-name="template2_5f_-notes">
      <style:graphic-properties draw:fill-color="#ffffff" draw:auto-grow-height="true" fo:min-height="14.521cm" loext:decorative="false"/>
      <style:paragraph-properties style:writing-mode="lr-tb"/>
    </style:style>
    <style:style style:name="pr22" style:family="presentation" style:parent-style-name="template2-title">
      <style:graphic-properties fo:min-height="1.741cm" loext:decorative="false"/>
      <style:paragraph-properties style:writing-mode="lr-tb"/>
    </style:style>
    <style:style style:name="pr23" style:family="presentation" style:parent-style-name="template2-outline1" style:list-style-name="L4">
      <style:graphic-properties fo:min-height="14.15cm" loext:decorative="false"/>
      <style:paragraph-properties style:writing-mode="lr-tb"/>
    </style:style>
    <style:style style:name="pr24" style:family="presentation" style:parent-style-name="template2-notes">
      <style:graphic-properties draw:fill-color="#ffffff" fo:min-height="15.011cm" loext:decorative="false"/>
      <style:paragraph-properties style:writing-mode="lr-tb"/>
    </style:style>
    <style:style style:name="pr25" style:family="presentation" style:parent-style-name="master-title">
      <style:graphic-properties fo:min-height="1.741cm" loext:decorative="false"/>
      <style:paragraph-properties style:writing-mode="lr-tb"/>
    </style:style>
    <style:style style:name="pr26" style:family="presentation" style:parent-style-name="master-outline1" style:list-style-name="L4">
      <style:graphic-properties fo:min-height="14.15cm" loext:decorative="false"/>
      <style:paragraph-properties style:writing-mode="lr-tb"/>
    </style:style>
    <style:style style:name="pr27" style:family="presentation" style:parent-style-name="master-notes">
      <style:graphic-properties draw:fill-color="#ffffff" fo:min-height="13.626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4" fo:language="ru" fo:country="RU"/>
    </style:style>
    <style:style style:name="P3" style:family="paragraph"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 fo:language="ru" fo:country="RU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top="0cm" fo:margin-bottom="0.3cm" loext:tab-stop-distance="0cm">
        <style:tab-stops>
          <style:tab-stop style:position="8.5cm"/>
        </style:tab-stops>
      </style:paragraph-properties>
    </style:style>
    <style:style style:name="P13" style:family="paragraph">
      <style:paragraph-properties loext:tab-stop-distance="0cm">
        <style:tab-stops>
          <style:tab-stop style:position="8.5cm"/>
        </style:tab-stops>
      </style:paragraph-properties>
    </style:style>
    <style:style style:name="P14" style:family="paragraph">
      <style:paragraph-properties fo:margin-top="0cm" fo:margin-bottom="0.3cm" loext:tab-stop-distance="0cm">
        <style:tab-stops>
          <style:tab-stop style:position="10.087cm"/>
        </style:tab-stops>
      </style:paragraph-properties>
    </style:style>
    <style:style style:name="P15" style:family="paragraph">
      <style:text-properties fo:color="#000000" loext:opacity="100%"/>
    </style:style>
    <style:style style:name="P16" style:family="paragraph">
      <style:paragraph-properties fo:margin-left="0cm" fo:margin-right="0cm" fo:margin-top="0cm" fo:margin-bottom="0.2cm" fo:text-indent="0cm"/>
    </style:style>
    <style:style style:name="P17" style:family="paragraph">
      <loext:graphic-properties draw:fill-color="#ffffff"/>
      <style:paragraph-properties fo:margin-left="0cm" fo:margin-right="0cm" fo:margin-top="0cm" fo:margin-bottom="0.2cm" fo:text-indent="0cm"/>
      <style:text-properties fo:font-size="14pt" style:font-size-asian="14pt" style:font-size-complex="14pt"/>
    </style:style>
    <style:style style:name="P18" style:family="paragraph">
      <style:paragraph-properties fo:margin-top="0cm" fo:margin-bottom="0.2cm"/>
    </style:style>
    <style:style style:name="P19" style:family="paragraph">
      <loext:graphic-properties draw:fill-color="#ffffff"/>
      <style:paragraph-properties fo:margin-left="0cm" fo:margin-right="0cm" fo:margin-top="0cm" fo:margin-bottom="0.2cm" fo:text-indent="0cm"/>
      <style:text-properties fo:color="#000000" loext:opacity="100%" fo:font-size="14pt" style:font-size-asian="14pt" style:font-size-complex="14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f0e6ff"/>
      <style:paragraph-properties fo:text-align="center"/>
    </style:style>
    <style:style style:name="P22" style:family="paragraph">
      <loext:graphic-properties draw:fill-color="#f0e6ff" draw:opacity="50%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0pt" style:font-size-asian="10pt" style:font-size-complex="10pt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center" style:writing-mode="lr-tb"/>
      <style:text-properties fo:font-size="10pt" style:font-size-asian="10pt" style:font-size-complex="10pt"/>
    </style:style>
    <style:style style:name="P3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2" style:family="paragraph">
      <loext:graphic-properties draw:fill-color="#ffffcc"/>
      <style:paragraph-properties fo:text-align="center" style:writing-mode="lr-tb"/>
      <style:text-properties fo:font-size="10pt" style:font-size-asian="10pt" style:font-size-complex="10pt"/>
    </style:style>
    <style:style style:name="P33" style:family="paragraph">
      <loext:graphic-properties draw:fill="none"/>
      <style:paragraph-properties fo:text-align="start"/>
      <style:text-properties style:font-name="Liberation Mono1" fo:font-size="18pt"/>
    </style:style>
    <style:style style:name="P3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loext:graphic-properties draw:fill-color="#808080"/>
      <style:paragraph-properties fo:text-align="center"/>
    </style:style>
    <style:style style:name="P38" style:family="paragraph">
      <style:paragraph-properties fo:margin-top="0cm" fo:margin-bottom="0.8cm" loext:tab-stop-distance="0cm">
        <style:tab-stops>
          <style:tab-stop style:position="12.998cm"/>
        </style:tab-stops>
      </style:paragraph-properties>
    </style:style>
    <style:style style:name="P39" style:family="paragraph">
      <style:paragraph-properties fo:margin-top="0cm" fo:margin-bottom="0.4cm" loext:tab-stop-distance="0cm">
        <style:tab-stops>
          <style:tab-stop style:position="12.998cm"/>
        </style:tab-stops>
      </style:paragraph-properties>
    </style:style>
    <style:style style:name="P40" style:family="paragraph">
      <style:paragraph-properties fo:margin-top="0cm" fo:margin-bottom="0.2cm" loext:tab-stop-distance="0cm">
        <style:tab-stops>
          <style:tab-stop style:position="14.784cm"/>
        </style:tab-stops>
      </style:paragraph-properties>
    </style:style>
    <style:style style:name="P41" style:family="paragraph">
      <style:paragraph-properties fo:margin-top="0cm" fo:margin-bottom="0.5cm" loext:tab-stop-distance="0cm">
        <style:tab-stops>
          <style:tab-stop style:position="14.784cm"/>
        </style:tab-stops>
      </style:paragraph-properties>
    </style:style>
    <style:style style:name="P42" style:family="paragraph">
      <style:paragraph-properties fo:margin-top="0cm" fo:margin-bottom="0.4cm" loext:tab-stop-distance="0cm">
        <style:tab-stops>
          <style:tab-stop style:position="14.784cm"/>
        </style:tab-stops>
      </style:paragraph-properties>
    </style:style>
    <style:style style:name="P43" style:family="paragraph">
      <style:paragraph-properties fo:margin-top="0cm" fo:margin-bottom="0.3cm" loext:tab-stop-distance="0cm">
        <style:tab-stops>
          <style:tab-stop style:position="14.784cm"/>
        </style:tab-stops>
      </style:paragraph-properties>
    </style:style>
    <style:style style:name="P44" style:family="paragraph">
      <style:paragraph-properties fo:margin-top="0cm" fo:margin-bottom="0.5cm" loext:tab-stop-distance="0cm">
        <style:tab-stops>
          <style:tab-stop style:position="11.21cm"/>
        </style:tab-stops>
      </style:paragraph-properties>
    </style:style>
    <style:style style:name="P45" style:family="paragraph">
      <style:paragraph-properties fo:margin-top="0cm" fo:margin-bottom="0.4cm" loext:tab-stop-distance="0cm">
        <style:tab-stops>
          <style:tab-stop style:position="11.21cm"/>
        </style:tab-stops>
      </style:paragraph-properties>
    </style:style>
    <style:style style:name="P46" style:family="paragraph">
      <style:paragraph-properties fo:margin-top="0cm" fo:margin-bottom="0.2cm" loext:tab-stop-distance="0cm">
        <style:tab-stops>
          <style:tab-stop style:position="11.21cm"/>
        </style:tab-stops>
      </style:paragraph-properties>
    </style:style>
    <style:style style:name="P47" style:family="paragraph">
      <style:paragraph-properties fo:text-align="start" style:writing-mode="lr-tb"/>
      <style:text-properties fo:font-size="18pt"/>
    </style:style>
    <style:style style:name="P48" style:family="paragraph">
      <loext:graphic-properties draw:fill-color="#ffffcc"/>
      <style:paragraph-properties fo:text-align="start" style:writing-mode="lr-tb"/>
      <style:text-properties fo:font-size="18pt"/>
    </style:style>
    <style:style style:name="P49" style:family="paragraph">
      <style:paragraph-properties fo:text-align="center" style:writing-mode="lr-tb"/>
      <style:text-properties fo:font-size="18pt"/>
    </style:style>
    <style:style style:name="P50" style:family="paragraph">
      <loext:graphic-properties draw:fill-color="#ffffcc"/>
      <style:paragraph-properties fo:text-align="center" style:writing-mode="lr-tb"/>
      <style:text-properties fo:font-size="18pt"/>
    </style:style>
    <style:style style:name="P51" style:family="paragraph">
      <style:paragraph-properties fo:margin-top="0cm" fo:margin-bottom="0.1cm"/>
    </style:style>
    <style:style style:name="P52" style:family="paragraph">
      <style:paragraph-properties fo:text-align="start" style:writing-mode="lr-tb"/>
      <style:text-properties fo:font-size="18pt" fo:font-style="normal" style:font-style-asian="normal" style:font-style-complex="normal"/>
    </style:style>
    <style:style style:name="P53" style:family="paragraph">
      <loext:graphic-properties draw:fill-color="#ccffcc"/>
      <style:paragraph-properties fo:text-align="start" style:writing-mode="lr-tb"/>
      <style:text-properties fo:font-size="18pt" fo:font-style="normal" style:font-style-asian="normal" style:font-style-complex="normal"/>
    </style:style>
    <style:style style:name="P54" style:family="paragraph">
      <loext:graphic-properties draw:fill="none"/>
      <style:paragraph-properties fo:text-align="end"/>
      <style:text-properties fo:font-size="16pt" style:font-size-asian="16pt" style:font-size-complex="16pt"/>
    </style:style>
    <style:style style:name="P55" style:family="paragraph">
      <style:paragraph-properties fo:margin-left="0cm" fo:margin-right="0cm" fo:margin-top="0cm" fo:margin-bottom="0.2cm" fo:text-indent="-0.6cm"/>
    </style:style>
    <style:style style:name="P56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57" style:family="paragraph">
      <style:paragraph-properties fo:margin-top="0cm" fo:margin-bottom="0.5cm" loext:tab-stop-distance="0cm">
        <style:tab-stops>
          <style:tab-stop style:position="9.294cm"/>
          <style:tab-stop style:position="10.007cm"/>
        </style:tab-stops>
      </style:paragraph-properties>
    </style:style>
    <style:style style:name="P58" style:family="paragraph">
      <style:paragraph-properties fo:margin-top="0cm" fo:margin-bottom="0.3cm" loext:tab-stop-distance="0cm">
        <style:tab-stops>
          <style:tab-stop style:position="9.294cm"/>
          <style:tab-stop style:position="10.007cm"/>
        </style:tab-stops>
      </style:paragraph-properties>
    </style:style>
    <style:style style:name="P59" style:family="paragraph">
      <style:paragraph-properties fo:margin-top="0cm" fo:margin-bottom="0.4cm" loext:tab-stop-distance="0cm">
        <style:tab-stops>
          <style:tab-stop style:position="9.294cm"/>
          <style:tab-stop style:position="10.007cm"/>
        </style:tab-stops>
      </style:paragraph-properties>
    </style:style>
    <style:style style:name="P60" style:family="paragraph">
      <style:paragraph-properties fo:margin-top="0cm" fo:margin-bottom="1cm" loext:tab-stop-distance="0cm">
        <style:tab-stops>
          <style:tab-stop style:position="14.784cm"/>
        </style:tab-stops>
      </style:paragraph-properties>
    </style:style>
    <style:style style:name="P61" style:family="paragraph">
      <style:paragraph-properties loext:tab-stop-distance="0cm">
        <style:tab-stops>
          <style:tab-stop style:position="14.784cm"/>
        </style:tab-stops>
      </style:paragraph-properties>
    </style:style>
    <style:style style:name="P62" style:family="paragraph">
      <style:paragraph-properties fo:margin-left="1cm" fo:margin-right="0cm" fo:margin-top="0cm" fo:margin-bottom="0.4cm" fo:text-indent="0cm"/>
    </style:style>
    <style:style style:name="P63" style:family="paragraph">
      <style:paragraph-properties fo:margin-top="1.981cm" fo:margin-bottom="0.406cm" loext:tab-stop-distance="0cm">
        <style:tab-stops>
          <style:tab-stop style:position="14.784cm"/>
        </style:tab-stops>
      </style:paragraph-properties>
    </style:style>
    <style:style style:name="P64" style:family="paragraph">
      <style:paragraph-properties fo:margin-left="1cm" fo:margin-right="0cm" fo:margin-top="0cm" fo:margin-bottom="0.4cm" fo:text-indent="0cm" loext:tab-stop-distance="0cm">
        <style:tab-stops>
          <style:tab-stop style:position="14.784cm"/>
        </style:tab-stops>
      </style:paragraph-properties>
    </style:style>
    <style:style style:name="P65" style:family="paragraph">
      <style:paragraph-properties fo:margin-left="1cm" fo:margin-right="0cm" fo:margin-top="0cm" fo:margin-bottom="0.3cm" fo:line-height="100%" fo:text-indent="0cm" loext:tab-stop-distance="0cm">
        <style:tab-stops>
          <style:tab-stop style:position="14.784cm"/>
        </style:tab-stops>
      </style:paragraph-properties>
    </style:style>
    <style:style style:name="P66" style:family="paragraph">
      <style:paragraph-properties fo:margin-left="1cm" fo:margin-right="0cm" fo:margin-top="0cm" fo:margin-bottom="0.5cm" fo:text-indent="0cm" loext:tab-stop-distance="0cm">
        <style:tab-stops>
          <style:tab-stop style:position="14.784cm"/>
        </style:tab-stops>
      </style:paragraph-properties>
    </style:style>
    <style:style style:name="P67" style:family="paragraph">
      <style:paragraph-properties fo:margin-left="1cm" fo:margin-right="0cm" fo:margin-top="0cm" fo:margin-bottom="0.3cm" fo:text-indent="0cm" loext:tab-stop-distance="0cm">
        <style:tab-stops>
          <style:tab-stop style:position="14.784cm"/>
        </style:tab-stops>
      </style:paragraph-properties>
    </style:style>
    <style:style style:name="P68" style:family="paragraph">
      <style:paragraph-properties fo:margin-left="0cm" fo:margin-right="0cm" fo:margin-top="0cm" fo:margin-bottom="0.4cm" fo:text-indent="0cm" loext:tab-stop-distance="0cm">
        <style:tab-stops>
          <style:tab-stop style:position="14.784cm"/>
        </style:tab-stops>
      </style:paragraph-properties>
    </style:style>
    <style:style style:name="P69" style:family="paragraph">
      <style:paragraph-properties fo:margin-left="1cm" fo:margin-right="0cm" fo:margin-top="0cm" fo:margin-bottom="0.2cm" fo:text-indent="0cm" loext:tab-stop-distance="0cm">
        <style:tab-stops>
          <style:tab-stop style:position="14.784cm"/>
        </style:tab-stops>
      </style:paragraph-properties>
    </style:style>
    <style:style style:name="P70" style:family="paragraph">
      <loext:graphic-properties draw:fill-color="#ffffff"/>
    </style:style>
    <style:style style:name="P71" style:family="paragraph">
      <style:paragraph-properties fo:margin-top="0cm" fo:margin-bottom="0.3cm"/>
    </style:style>
    <style:style style:name="P72" style:family="paragraph">
      <style:paragraph-properties fo:margin-top="0cm" fo:margin-bottom="0.2cm"/>
      <style:text-properties fo:color="#000000" loext:opacity="100%" fo:font-size="26pt" style:font-size-asian="26pt" style:font-size-complex="26pt"/>
    </style:style>
    <style:style style:name="P73" style:family="paragraph">
      <loext:graphic-properties draw:fill-color="#ffffff"/>
      <style:paragraph-properties fo:margin-left="0cm" fo:margin-right="0cm" fo:margin-top="0cm" fo:margin-bottom="0.2cm" fo:text-indent="0cm"/>
      <style:text-properties fo:color="#000000" loext:opacity="100%" style:font-name="Liberation Sans" fo:font-size="14pt" style:font-size-asian="14pt" style:font-size-complex="14pt"/>
    </style:style>
    <style:style style:name="P74" style:family="paragraph">
      <style:text-properties fo:language="ru" fo:country="RU"/>
    </style:style>
    <style:style style:name="P75" style:family="paragraph">
      <style:paragraph-properties fo:margin-top="0cm" fo:margin-bottom="0.3cm"/>
      <style:text-properties fo:color="#000000" loext:opacity="100%" fo:font-size="26pt" fo:language="ru" fo:country="RU" style:font-size-asian="26pt" style:font-size-complex="26pt"/>
    </style:style>
    <style:style style:name="P76" style:family="paragraph">
      <style:paragraph-properties fo:margin-left="0cm" fo:margin-right="0cm" fo:margin-top="0cm" fo:margin-bottom="0.2cm" fo:text-indent="-0.6cm" style:writing-mode="lr-tb"/>
    </style:style>
    <style:style style:name="P77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Sans" fo:font-size="14pt" fo:language="ru" fo:country="RU" style:font-size-asian="14pt" style:font-size-complex="14pt"/>
    </style:style>
    <style:style style:name="T1" style:family="text">
      <style:text-properties fo:color="#ffffff" loext:opacity="100%" style:font-name="Liberation Sans4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4" fo:language="ru" fo:country="RU"/>
    </style:style>
    <style:style style:name="T3" style:family="text">
      <style:text-properties fo:color="#ffffff" loext:opacity="100%" fo:font-size="36pt" fo:language="ru" fo:country="RU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5" fo:font-size="14pt" fo:language="ru" fo:country="RU" style:font-name-asian="Liberation Sans5" style:font-size-asian="14pt" style:font-name-complex="Liberation Sans5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color="#000000" loext:opacity="100%" fo:font-size="28pt" fo:language="ru" fo:country="RU" style:font-size-asian="28pt" style:font-size-complex="28pt"/>
    </style:style>
    <style:style style:name="T11" style:family="text">
      <style:text-properties fo:color="#000000" loext:opacity="100%" fo:font-size="22pt" fo:language="ru" fo:country="RU" style:font-size-asian="22pt" style:font-size-complex="22pt"/>
    </style:style>
    <style:style style:name="T12" style:family="text">
      <style:text-properties fo:color="#000000" loext:opacity="100%" style:font-name="Liberation Serif" fo:font-size="22pt" fo:language="ru" fo:country="RU" fo:font-style="normal" style:font-name-asian="Liberation Serif2" style:font-size-asian="22pt" style:font-style-asian="normal" style:font-name-complex="Liberation Serif2" style:font-size-complex="22pt" style:font-style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Liberation Serif" fo:font-size="28pt" fo:language="ru" fo:country="RU" fo:font-style="normal" style:font-size-asian="28pt" style:font-style-asian="normal" style:font-size-complex="28pt" style:font-style-complex="normal"/>
    </style:style>
    <style:style style:name="T16" style:family="text">
      <style:text-properties fo:color="#000000" loext:opacity="100%" style:font-name="Liberation Serif" fo:font-size="22pt" fo:language="ru" fo:country="RU" fo:font-style="normal" style:font-size-asian="22pt" style:font-style-asian="normal" style:font-size-complex="22pt" style:font-style-complex="normal"/>
    </style:style>
    <style:style style:name="T17" style:family="text">
      <style:text-properties fo:color="#000000" loext:opacity="100%" fo:font-size="14pt" fo:language="ru" fo:country="RU" style:font-size-asian="14pt" style:font-size-complex="14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language="ru" fo:country="RU" style:font-size-asian="10pt" style:font-size-complex="10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ru" fo:country="RU" fo:text-shadow="none" style:text-underline-style="none" fo:font-weight="normal" style:letter-kerning="true" style:font-name-asian="Droid Sans Fallback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Mono1" fo:font-size="18pt"/>
    </style:style>
    <style:style style:name="T2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4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25" style:family="text">
      <style:text-properties style:font-name="Liberation Mono1" fo:font-size="14pt" fo:language="ru" fo:country="RU" fo:font-style="normal" style:font-size-asian="14pt" style:font-style-asian="normal" style:font-size-complex="14pt" style:font-style-complex="normal"/>
    </style:style>
    <style:style style:name="T26" style:family="text">
      <style:text-properties fo:color="#000000" loext:opacity="100%" fo:font-size="14pt" fo:language="ru" fo:country="RU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7" style:family="text">
      <style:text-properties fo:color="#000000" loext:opacity="100%" fo:language="ru" fo:country="RU"/>
    </style:style>
    <style:style style:name="T28" style:family="text">
      <style:text-properties fo:color="#000000" loext:opacity="100%" style:font-name="Liberation Serif" fo:font-size="20pt" fo:language="ru" fo:country="RU" fo:font-style="normal" style:font-size-asian="20pt" style:font-style-asian="normal" style:font-size-complex="20pt" style:font-style-complex="normal"/>
    </style:style>
    <style:style style:name="T29" style:family="text">
      <style:text-properties fo:color="#000000" loext:opacity="100%" fo:font-size="20pt" fo:language="ru" fo:country="RU" style:font-size-asian="20pt" style:font-size-complex="20pt"/>
    </style:style>
    <style:style style:name="T30" style:family="text">
      <style:text-properties fo:color="#000000" loext:opacity="100%" fo:font-size="20pt" fo:language="ru" fo:country="RU" fo:font-style="italic" style:font-size-asian="20pt" style:font-style-asian="italic" style:font-size-complex="20pt" style:font-style-complex="italic"/>
    </style:style>
    <style:style style:name="T31" style:family="text">
      <style:text-properties fo:color="#000000" loext:opacity="100%" fo:language="ru" fo:country="RU" fo:font-style="normal" style:font-style-asian="normal" style:font-style-complex="normal"/>
    </style:style>
    <style:style style:name="T32" style:family="text">
      <style:text-properties style:font-name="Liberation Serif" fo:font-size="22pt" fo:language="ru" fo:country="RU" fo:font-style="normal" style:font-size-asian="22pt" style:font-style-asian="normal" style:font-size-complex="22pt" style:font-style-complex="normal"/>
    </style:style>
    <style:style style:name="T33" style:family="text">
      <style:text-properties style:font-name="Liberation Serif" fo:font-size="28pt" fo:language="ru" fo:country="RU" fo:font-style="normal" style:font-size-asian="28pt" style:font-style-asian="normal" style:font-size-complex="28pt" style:font-style-complex="normal"/>
    </style:style>
    <style:style style:name="T34" style:family="text">
      <style:text-properties style:font-name="Liberation Serif" fo:font-size="22pt" fo:language="ru" fo:country="RU" fo:font-style="italic" style:font-size-asian="22pt" style:font-style-asian="italic" style:font-size-complex="22pt" style:font-style-complex="italic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color="#ffffcc" loext:opacity="100%" fo:font-size="10.5pt" style:font-size-asian="10.5pt" style:font-size-complex="10.5pt"/>
    </style:style>
    <style:style style:name="T37" style:family="text">
      <style:text-properties fo:color="#000000" loext:opacity="100%" style:font-name="Liberation Serif2" fo:font-size="22pt" fo:language="ru" fo:country="RU" fo:font-style="normal" style:font-name-asian="Liberation Serif2" style:font-size-asian="22pt" style:font-style-asian="normal" style:font-name-complex="Liberation Serif2" style:font-size-complex="22pt" style:font-style-complex="normal"/>
    </style:style>
    <style:style style:name="T38" style:family="text">
      <style:text-properties fo:font-size="10.5pt" fo:font-style="normal" style:font-size-asian="10.5pt" style:font-style-asian="normal" style:font-size-complex="10.5pt" style:font-style-complex="normal"/>
    </style:style>
    <style:style style:name="T39" style:family="text">
      <style:text-properties fo:color="#000000" loext:opacity="100%" style:font-name="Liberation Serif" fo:font-size="16pt" fo:language="ru" fo:country="RU" fo:font-style="italic" style:font-size-asian="16pt" style:font-style-asian="italic" style:font-size-complex="16pt" style:font-style-complex="italic"/>
    </style:style>
    <style:style style:name="T40" style:family="text">
      <style:text-properties fo:color="#000000" loext:opacity="100%" style:font-name="Liberation Serif" fo:font-size="22pt" fo:language="ru" fo:country="RU" fo:font-style="italic" style:font-size-asian="22pt" style:font-style-asian="italic" style:font-size-complex="22pt" style:font-style-complex="italic"/>
    </style:style>
    <style:style style:name="T41" style:family="text">
      <style:text-properties fo:color="#000000" loext:opacity="100%" style:font-name="Liberation Serif" fo:font-size="28pt" fo:language="ru" fo:country="RU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color="#000000" loext:opacity="100%" style:text-position="0% 100%" style:font-name="Liberation Serif" fo:font-size="22pt" fo:language="ru" fo:country="RU" fo:font-style="normal" style:font-size-asian="22pt" style:font-style-asian="normal" style:font-size-complex="22pt" style:font-style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italic" fo:text-shadow="none" style:text-underline-style="none" fo:font-weight="normal" style:letter-kerning="true" style:font-name-asian="Droid Sans Fallback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fo:font-size="26pt" fo:language="ru" fo:country="RU" style:font-size-asian="26pt" style:font-size-complex="26pt"/>
    </style:style>
    <style:style style:name="T48" style:family="text">
      <style:text-properties fo:color="#000000" loext:opacity="100%" style:font-name="Liberation Sans" fo:font-size="14pt" fo:language="ru" fo:country="RU" style:font-size-asian="14pt" style:font-size-complex="14pt"/>
    </style:style>
    <style:style style:name="T49" style:family="text">
      <style:text-properties fo:color="#000000" loext:opacity="100%" style:font-name="Liberation Sans" fo:font-size="14pt" fo:language="ru" fo:country="RU" fo:font-style="italic" style:font-size-asian="14pt" style:font-style-asian="italic" style:font-size-complex="14pt" style:font-style-complex="italic"/>
    </style:style>
    <style:style style:name="T50" style:family="text">
      <style:text-properties fo:color="#000000" loext:opacity="100%" style:font-name="Liberation Sans" fo:font-size="14pt" fo:language="ru" fo:country="RU" fo:font-style="normal" style:font-size-asian="14pt" style:font-style-asian="normal" style:font-size-complex="14pt" style:font-style-complex="normal"/>
    </style:style>
    <style:style style:name="T51" style:family="text">
      <style:text-properties style:font-name="Liberation Sans" fo:font-size="14pt" fo:language="ru" fo:country="RU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епликация</text:span><text:span text:style-name="T2"><text:line-break/></text:span><text:span text:style-name="T2">Физическая репликация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Алексей Бересне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 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template2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9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Задачи репликации</text:span></text:p>
              </text:list-item>
              <text:list-item>
                <text:p text:style-name="P8"><text:span text:style-name="T10">Схема работы физической репликации</text:span></text:p>
              </text:list-item>
              <text:list-item>
                <text:p text:style-name="P8"><text:span text:style-name="T10">Способы доставки журнальных записей</text:span></text:p>
              </text:list-item>
              <text:list-item>
                <text:p text:style-name="P8"><text:span text:style-name="T10">Особенности и ограничения использования реплики</text:span></text:p>
              </text:list-item>
              <text:list-item>
                <text:p text:style-name="P8"><text:span text:style-name="T10">Синхронная и асинхронная репликация</text:span></text:p>
              </text:list-item>
              <text:list-item>
                <text:p text:style-name="P8"><text:span text:style-name="T10">Мониторинг репликации</text:span></text:p>
                <text:p text:style-name="P8"><text:span text:style-name="T10">Возможные проблемы и способы их реш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2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9">Задачи репликации</text:span></text:p>
          </draw:text-box>
        </draw:frame>
        <draw:frame presentation:style-name="pr4" draw:text-style-name="P1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Репликация</text:span></text:p>
                <text:list>
                  <text:list-item>
                    <text:p text:style-name="P11"><text:span text:style-name="T11">процесс синхронизации нескольких копий кластера баз данных</text:span><text:span text:style-name="T11"><text:line-break/></text:span><text:span text:style-name="T11">на разных серверах</text:span></text:p>
                  </text:list-item>
                </text:list>
              </text:list-item>
              <text:list-item>
                <text:p text:style-name="P8"><text:span text:style-name="T10">Базовый механизм для решения ряда задач</text:span></text:p>
                <text:list>
                  <text:list-item>
                    <text:p text:style-name="P12"><text:span text:style-name="T11">отказоустойчивость</text:span><text:span text:style-name="T11"><text:tab/></text:span><text:span text:style-name="T11">при возникновении сбоя система</text:span><text:span text:style-name="T11"><text:line-break/></text:span><text:span text:style-name="T11"><text:tab/></text:span><text:span text:style-name="T11">должна сохранить работоспособность</text:span></text:p>
                  </text:list-item>
                  <text:list-item>
                    <text:p text:style-name="P13"><text:span text:style-name="T11">масштабируемость</text:span><text:span text:style-name="T11"><text:tab/></text:span><text:span text:style-name="T11">распределение нагрузки между серверами</text:span></text:p>
                  </text:list-item>
                </text:list>
                <text:p text:style-name="P14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7" draw:layer="layout" svg:width="16.799cm" svg:height="13.364cm" svg:x="2.1cm" svg:y="14.107cm" presentation:class="notes" presentation:user-transformed="true">
            <draw:text-box>
              <text:p text:style-name="P16"><text:span text:style-name="T13">Одиночный сервер, управляющий базами данных, может не удовлетворять требованиям, </text:span><text:span text:style-name="T14">предъявляемым к системе. Есть две основных задачи, для решения которых требуется наличие нескольких серверов.</text:span></text:p>
              <text:p text:style-name="P16"><text:span text:style-name="T13">Во-первых, отказоустойчивость: один физический сервер — это возможная точка отказа. Если сервер выходит из строя, система становится недоступной.</text:span></text:p>
              <text:p text:style-name="P16"><text:span text:style-name="T13">Во-вторых, производительность. Один сервер может не справляться</text:span><text:span text:style-name="T13"><text:line-break/></text:span><text:span text:style-name="T13">с нагрузкой. Зачастую желательна возможность не вертикального,</text:span><text:span text:style-name="T13"><text:line-break/></text:span><text:span text:style-name="T13">а горизонтального масштабирования — распределения нагрузки на несколько серверов. Дело может быть как в стоимости аппаратуры, так и в необходимости различных настроек для разных типов нагрузки (например, для OLTP и отчетности).</text:span></text:p>
              <text:p text:style-name="P16"><text:span text:style-name="T13">В случае PostgreSQL распределенные системы строятся по принципу «shared nothing»: несколько серверов работают независимо друг от друга и не имеют ни общей оперативной памяти, ни общих дисков. Следовательно, если серверы должны работать с одними и теми же <text:s/>данными, то эти данные требуется синхронизировать между ними. Механизм синхронизации и называется репликацией.</text:span></text:p>
              <text:p text:style-name="P16"><text:span text:style-name="T13"/></text:p>
            </draw:text-box>
          </draw:frame>
        </presentation:notes>
      </draw:page>
      <draw:page draw:name="page4" draw:style-name="dp1" draw:master-page-name="template2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9">Мастер→реплика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5">Записи WAL передаются на реплику и применяются</text:span></text:p>
                <text:list>
                  <text:list-item>
                    <text:p><text:span text:style-name="T16">поток данных только в одну сторону</text:span></text:p>
                  </text:list-item>
                  <text:list-item>
                    <text:p text:style-name="P11"><text:span text:style-name="T16">реплицируется кластер целиком, выборочная репликация невозможна</text:span></text:p>
                  </text:list-item>
                </text:list>
              </text:list-item>
              <text:list-item>
                <text:p text:style-name="P8"><text:span text:style-name="T15">Реплика — точная копия мастера</text:span></text:p>
                <text:list>
                  <text:list-item>
                    <text:p text:style-name="P18"><text:span text:style-name="T16">одна и та же основная версия сервера</text:span></text:p>
                  </text:list-item>
                  <text:list-item>
                    <text:p text:style-name="P11"><text:span text:style-name="T16">полностью совместимые архитектуры и платформы</text:span></text:p>
                  </text:list-item>
                </text:list>
              </text:list-item>
              <text:list-item>
                <text:p><text:span text:style-name="T15">Реплика доступна только для чт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9" draw:layer="layout" svg:width="16.799cm" svg:height="14.121cm" svg:x="2.1cm" svg:y="14.107cm" presentation:class="notes" presentation:user-transformed="true">
            <draw:text-box>
              <text:p text:style-name="P16"><text:span text:style-name="T17">При физической репликации, рассматриваемой в этой теме, серверы имеют назначенные роли: один является ведущим («мастер») и один или несколько серверов являются ведомыми («реплики»).</text:span></text:p>
              <text:p text:style-name="P16"><text:span text:style-name="T17">Мастер передает на реплику журнальные записи, а реплика применяет эти записи к своим файлам данных. Применение происходит чисто механически, без «понимания смысла» изменений, и выполняется быстрее, чем работало бы повторное выполнение операторов SQL.</text:span><text:span text:style-name="T17"><text:line-break/></text:span><text:span text:style-name="T17">Но при этом критична двоичная совместимость между серверами — они должны работать на одной и той же программно-аппаратной платформе и на них должны быть запущены одинаковые основные версии PostgreSQL.</text:span></text:p>
              <text:p text:style-name="P16"><text:span text:style-name="T17">Поскольку журнал является общим для всего кластера, то и реплицировать можно только кластер целиком, а не отдельные базы данных или таблицы. Возможность «отфильтровать» журнальные записи отсутствует.</text:span></text:p>
              <text:p text:style-name="P16"><text:span text:style-name="T17">Реплика не может генерировать собственных журнальных записей, она лишь применяет записи мастера. Поэтому при таком подходе реплика может быть доступна только для чтения — никакие операции, изменяющие данные, на реплике не допустимы.</text:span></text:p>
              <text:p text:style-name="P16"><text:span text:style-name="T17"/></text:p>
            </draw:text-box>
          </draw:frame>
        </presentation:notes>
      </draw:page>
      <draw:page draw:name="page5" draw:style-name="dp1" draw:master-page-name="template2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9">Потоковая репликация</text:span></text:p>
          </draw:text-box>
        </draw:frame>
        <draw:custom-shape draw:style-name="gr3" draw:text-style-name="P20" draw:layer="layout" svg:width="0.5cm" svg:height="8.75cm" draw:transform="rotate (-1.5707963267949) translate (15.551cm 9.101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0" draw:layer="layout" svg:width="1.4cm" svg:height="1.1cm" draw:transform="rotate (-1.5707963267949) translate (5.355cm 8.655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20" draw:layer="layout" svg:width="3.012cm" svg:height="2.636cm" svg:x="3.508cm" svg:y="5.61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21" draw:layer="layout" svg:width="3.012cm" svg:height="1.613cm" draw:transform="rotate (-3.14159265358979) translate (6.521cm 8.247cm)" svg:viewBox="0 0 3013 1614" svg:d="M3013 1614v-1199c0-208-753-415-1506-415s-1507 207-1507 415v1199c0-208 754-415 1507-415s1506 207 1506 415z">
          <text:p/>
        </draw:path>
        <draw:path draw:style-name="gr7" draw:text-style-name="P22" draw:layer="layout" svg:width="3.008cm" svg:height="0.822cm" svg:x="3.51cm" svg:y="6.226cm" svg:viewBox="0 0 3009 823" svg:d="M3009 407c0 208-754 416-1507 416-721 0-1443-191-1502-390v-18c0-208 753-415 1506-415 721 0 1444 190 1503 389z">
          <text:p/>
        </draw:path>
        <draw:frame draw:style-name="gr8" draw:text-style-name="P24" draw:layer="layout" svg:width="3.851cm" svg:height="1.207cm" svg:x="3.125cm" svg:y="4.359cm">
          <draw:text-box>
            <text:p text:style-name="P23"><text:span text:style-name="T18">основной сервер</text:span></text:p>
            <text:p text:style-name="P23"><text:span text:style-name="T18">(мастер)</text:span></text:p>
          </draw:text-box>
        </draw:frame>
        <draw:frame draw:style-name="gr9" draw:text-style-name="P25" draw:layer="layout" svg:width="2.89cm" svg:height="0.649cm" svg:x="3.525cm" svg:y="12.459cm">
          <draw:text-box>
            <text:p text:style-name="P23"><text:span text:style-name="T19">сегменты WAL</text:span></text:p>
          </draw:text-box>
        </draw:frame>
        <draw:frame draw:style-name="gr10" draw:text-style-name="P27" draw:layer="layout" svg:width="2.729cm" svg:height="1.047cm" svg:x="1.625cm" svg:y="8.86cm">
          <draw:text-box>
            <text:p text:style-name="P26"><text:span text:style-name="T19">select, insert</text:span></text:p>
            <text:p text:style-name="P26"><text:span text:style-name="T19">update, delete</text:span></text:p>
          </draw:text-box>
        </draw:frame>
        <draw:connector draw:style-name="gr11" draw:text-style-name="P23" draw:layer="layout" draw:type="curve" draw:line-skew="-0.163cm" svg:x1="3.21cm" svg:y1="10.634cm" svg:x2="3.21cm" svg:y2="12.14cm" svg:d="M3210 10634c507 0 507 1506 0 1506" svg:viewBox="0 0 381 1507">
          <text:p/>
        </draw:connector>
        <draw:custom-shape draw:style-name="gr12" draw:text-style-name="P21" draw:layer="layout" svg:width="0.377cm" svg:height="0.527cm" svg:x="3.484cm" svg:y="10.37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01cm" svg:height="0.527cm" svg:x="3.861cm" svg:y="10.37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7cm" svg:height="0.527cm" svg:x="3.484cm" svg:y="11.1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02cm" svg:height="0.527cm" svg:x="4.538cm" svg:y="11.1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527cm" svg:height="0.527cm" svg:x="4.011cm" svg:y="11.1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7cm" svg:height="0.527cm" svg:x="5.743cm" svg:y="11.1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15cm" svg:height="0.527cm" svg:x="3.861cm" svg:y="11.1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6cm" svg:height="0.527cm" svg:x="4.84cm" svg:y="11.1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527cm" svg:height="0.527cm" svg:x="5.216cm" svg:y="11.1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6cm" svg:height="0.527cm" svg:x="6.12cm" svg:y="11.1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7cm" svg:height="0.527cm" svg:x="4.011cm" svg:y="11.8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01cm" svg:height="0.527cm" svg:x="4.764cm" svg:y="11.8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527cm" svg:height="0.527cm" svg:x="3.484cm" svg:y="11.8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6cm" svg:height="0.527cm" svg:x="4.388cm" svg:y="11.8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151cm" svg:height="0.527cm" svg:x="5.969cm" svg:y="11.8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6cm" svg:height="0.527cm" svg:x="5.593cm" svg:y="11.8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528cm" svg:height="0.527cm" svg:x="5.065cm" svg:y="11.8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6cm" svg:height="0.527cm" svg:x="6.12cm" svg:y="11.8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012cm" svg:height="0.527cm" svg:x="3.484cm" svg:y="10.3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012cm" svg:height="0.527cm" svg:x="3.484cm" svg:y="11.1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012cm" svg:height="0.527cm" svg:x="3.484cm" svg:y="11.877cm">
          <text:p/>
          <draw:enhanced-geometry svg:viewBox="0 0 21600 21600" draw:type="rectangle" draw:enhanced-path="M 0 0 L 21600 0 21600 21600 0 21600 0 0 Z N"/>
        </draw:custom-shape>
        <draw:line draw:style-name="gr16" draw:text-style-name="P29" draw:layer="layout" svg:x1="4.237cm" svg:y1="10.634cm" svg:x2="4.764cm" svg:y2="10.634cm">
          <text:p/>
        </draw:line>
        <draw:connector draw:style-name="gr17" draw:text-style-name="P23" draw:layer="layout" draw:type="curve" draw:line-skew="0.151cm" svg:x1="3.171cm" svg:y1="12.147cm" svg:x2="3.171cm" svg:y2="10.641cm" svg:d="M3171 12147c-525 0-525-1506 0-1506" svg:viewBox="0 0 395 1507">
          <text:p/>
        </draw:connector>
        <draw:custom-shape draw:style-name="gr5" draw:text-style-name="P20" draw:layer="layout" svg:width="3.012cm" svg:height="2.636cm" svg:x="17.508cm" svg:y="5.61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21" draw:layer="layout" svg:width="3.012cm" svg:height="1.613cm" draw:transform="rotate (-3.14159265358979) translate (20.521cm 8.248cm)" svg:viewBox="0 0 3013 1614" svg:d="M3013 1614v-1199c0-208-753-415-1506-415s-1507 207-1507 415v1199c0-208 754-415 1507-415s1506 207 1506 415z">
          <text:p/>
        </draw:path>
        <draw:path draw:style-name="gr7" draw:text-style-name="P22" draw:layer="layout" svg:width="3.008cm" svg:height="0.822cm" svg:x="17.51cm" svg:y="6.227cm" svg:viewBox="0 0 3009 823" svg:d="M3009 407c0 208-754 416-1507 416-721 0-1443-191-1502-390v-18c0-208 753-415 1506-415 721 0 1444 190 1503 389z">
          <text:p/>
        </draw:path>
        <draw:frame draw:style-name="gr18" draw:text-style-name="P24" draw:layer="layout" svg:width="4.126cm" svg:height="1.207cm" svg:x="16.925cm" svg:y="4.361cm">
          <draw:text-box>
            <text:p text:style-name="P23"><text:span text:style-name="T18">резервный сервер</text:span></text:p>
            <text:p text:style-name="P23"><text:span text:style-name="T18">(реплика)</text:span></text:p>
          </draw:text-box>
        </draw:frame>
        <draw:custom-shape draw:style-name="gr19" draw:text-style-name="P31" draw:layer="layout" svg:width="2.1cm" svg:height="0.9cm" svg:x="5.501cm" svg:y="8.901cm">
          <text:p text:style-name="P30"><text:span text:style-name="T19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1" xml:id="id1" draw:id="id1" draw:layer="layout" svg:width="2.1cm" svg:height="0.9cm" svg:x="15.602cm" svg:y="8.902cm">
          <text:p text:style-name="P30"><text:span text:style-name="T19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2" draw:layer="layout" svg:width="3.149cm" svg:height="1.35cm" svg:x="19.451cm" svg:y="10.65cm">
          <text:p text:style-name="P30"><text:span text:style-name="T20">непрерывное</text:span></text:p>
          <text:p text:style-name="P30"><text:span text:style-name="T20">восстановл</text:span><text:span text:style-name="T19">ение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.5714285714286 -13222.20577350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9" draw:layer="layout" svg:width="0.762cm" svg:height="0.762cm" svg:x="7.366cm" svg:y="9.1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762cm" svg:x="11.166cm" svg:y="8.9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584cm" svg:height="0.692cm" svg:x="18.729cm" svg:y="8.353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31" xml:id="id2" draw:id="id2" draw:layer="layout" svg:width="2.1cm" svg:height="0.9cm" svg:x="17.971cm" svg:y="8.905cm">
          <text:p text:style-name="P30"><text:span text:style-name="T19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23" draw:layer="layout" svg:x1="17.702cm" svg:y1="9.352cm" svg:x2="17.971cm" svg:y2="9.355cm" draw:start-shape="id1" draw:start-glue-point="1" draw:end-shape="id2" draw:end-glue-point="3" svg:d="M17702 9352h135v3h134" svg:viewBox="0 0 270 4">
          <text:p/>
        </draw:connector>
        <draw:custom-shape draw:style-name="gr24" draw:text-style-name="P32" draw:layer="layout" svg:width="2.876cm" svg:height="1.532cm" svg:x="12.954cm" svg:y="6.604cm">
          <text:p text:style-name="P30"><text:span text:style-name="T20">получение</text:span></text:p>
          <text:p text:style-name="P30"><text:span text:style-name="T20">журнальных</text:span></text:p>
          <text:p text:style-name="P30"><text:span text:style-name="T20">записей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792.28362878 31843.44422700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21" draw:layer="layout" svg:width="0.486cm" svg:height="0.486cm" svg:x="7.5cm" svg:y="9.1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7" draw:layer="layout" svg:width="16.799cm" svg:height="13.364cm" svg:x="2.1cm" svg:y="14.107cm" presentation:class="notes" presentation:user-transformed="true">
            <draw:text-box>
              <text:p text:style-name="P16"><text:span text:style-name="T6">Есть два способа доставки журналов от мастера к реплике. Основной, который используется на практике — потоковая репликация.</text:span></text:p>
              <text:p text:style-name="P16"><text:span text:style-name="T6">В этом случае реплика подключается к мастеру по протоколу репликации и читает поток записей WAL. За счет этого п</text:span><text:span text:style-name="T14">ри потоковой репликации отставание реплики от мастера минимально (и при необходимости может быть сведено к нулю).</text:span></text:p>
              <text:p text:style-name="P16"><text:span text:style-name="T21">На реплике за прием журнальных записей отвечает процесс wal receiver. Запустившись, он подключается к мастеру по протоколу репликации, а мастер запускает процесс wal sender, который обслуживает это соединение. Полученные записи пишутся на диск</text:span><text:span text:style-name="T21"><text:line-break/></text:span><text:span text:style-name="T21">в виде сегментов WAL так же, как это происходит на мастере. Далее они (сразу или с задержкой) применяются к файлам данных. За применение отвечает процесс startup — тот же самый, который обеспечивает восстановление после сбоев, только теперь работает постоянно.</text:span></text:p>
              <text:p text:style-name="P16"><text:span text:style-name="T21">Потоковая репликация может, если нужно, использовать слот репликации.</text:span></text:p>
            </draw:text-box>
          </draw:frame>
        </presentation:notes>
      </draw:page>
      <draw:page draw:name="page6" draw:style-name="dp1" draw:master-page-name="template2_5f_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26" draw:text-style-name="P33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2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9">Репликация с архивом</text:span></text:p>
          </draw:text-box>
        </draw:frame>
        <draw:custom-shape draw:style-name="gr4" draw:text-style-name="P20" draw:layer="layout" svg:width="1.4cm" svg:height="1.1cm" draw:transform="rotate (-1.5707963267949) translate (5.354cm 8.654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20" draw:layer="layout" svg:width="3.012cm" svg:height="2.636cm" svg:x="3.507cm" svg:y="5.6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21" draw:layer="layout" svg:width="3.012cm" svg:height="1.613cm" draw:transform="rotate (-3.14159265358979) translate (6.52cm 8.246cm)" svg:viewBox="0 0 3013 1614" svg:d="M3013 1614v-1199c0-208-753-415-1506-415s-1507 207-1507 415v1199c0-208 754-415 1507-415s1506 207 1506 415z">
          <text:p/>
        </draw:path>
        <draw:path draw:style-name="gr7" draw:text-style-name="P22" draw:layer="layout" svg:width="3.008cm" svg:height="0.822cm" svg:x="3.509cm" svg:y="6.225cm" svg:viewBox="0 0 3009 823" svg:d="M3009 407c0 208-754 416-1507 416-721 0-1443-191-1502-390v-18c0-208 753-415 1506-415 721 0 1444 190 1503 389z">
          <text:p/>
        </draw:path>
        <draw:frame draw:style-name="gr8" draw:text-style-name="P34" draw:layer="layout" svg:width="3.851cm" svg:height="1.207cm" svg:x="3.124cm" svg:y="4.358cm">
          <draw:text-box>
            <text:p text:style-name="P23"><text:span text:style-name="T18">основной сервер</text:span></text:p>
            <text:p text:style-name="P23"><text:span text:style-name="T18">(мастер)</text:span></text:p>
          </draw:text-box>
        </draw:frame>
        <draw:frame draw:style-name="gr9" draw:text-style-name="P35" draw:layer="layout" svg:width="2.89cm" svg:height="0.649cm" svg:x="3.524cm" svg:y="12.458cm">
          <draw:text-box>
            <text:p text:style-name="P23"><text:span text:style-name="T19">сегменты WAL</text:span></text:p>
          </draw:text-box>
        </draw:frame>
        <draw:frame draw:style-name="gr10" draw:text-style-name="P27" draw:layer="layout" svg:width="2.729cm" svg:height="1.047cm" svg:x="1.624cm" svg:y="8.859cm">
          <draw:text-box>
            <text:p text:style-name="P26"><text:span text:style-name="T19">select, insert</text:span></text:p>
            <text:p text:style-name="P26"><text:span text:style-name="T19">update, delete</text:span></text:p>
          </draw:text-box>
        </draw:frame>
        <draw:connector draw:style-name="gr11" draw:text-style-name="P23" draw:layer="layout" draw:type="curve" draw:line-skew="-0.163cm" svg:x1="3.209cm" svg:y1="10.633cm" svg:x2="3.209cm" svg:y2="12.139cm" svg:d="M3209 10633c507 0 507 1506 0 1506" svg:viewBox="0 0 381 1507">
          <text:p/>
        </draw:connector>
        <draw:custom-shape draw:style-name="gr12" draw:text-style-name="P21" draw:layer="layout" svg:width="0.377cm" svg:height="0.527cm" svg:x="3.483cm" svg:y="10.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01cm" svg:height="0.527cm" svg:x="3.86cm" svg:y="10.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7cm" svg:height="0.527cm" svg:x="3.483cm" svg:y="11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02cm" svg:height="0.527cm" svg:x="4.537cm" svg:y="11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527cm" svg:height="0.527cm" svg:x="4.01cm" svg:y="11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7cm" svg:height="0.527cm" svg:x="5.742cm" svg:y="11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15cm" svg:height="0.527cm" svg:x="3.86cm" svg:y="11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6cm" svg:height="0.527cm" svg:x="4.839cm" svg:y="11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527cm" svg:height="0.527cm" svg:x="5.215cm" svg:y="11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6cm" svg:height="0.527cm" svg:x="6.119cm" svg:y="11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7cm" svg:height="0.527cm" svg:x="4.01cm" svg:y="11.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01cm" svg:height="0.527cm" svg:x="4.763cm" svg:y="11.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527cm" svg:height="0.527cm" svg:x="3.483cm" svg:y="11.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6cm" svg:height="0.527cm" svg:x="4.387cm" svg:y="11.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151cm" svg:height="0.527cm" svg:x="5.968cm" svg:y="11.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6cm" svg:height="0.527cm" svg:x="5.592cm" svg:y="11.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528cm" svg:height="0.527cm" svg:x="5.064cm" svg:y="11.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6cm" svg:height="0.527cm" svg:x="6.119cm" svg:y="11.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012cm" svg:height="0.527cm" svg:x="3.483cm" svg:y="10.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012cm" svg:height="0.527cm" svg:x="3.483cm" svg:y="11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012cm" svg:height="0.527cm" svg:x="3.483cm" svg:y="11.86cm">
          <text:p/>
          <draw:enhanced-geometry svg:viewBox="0 0 21600 21600" draw:type="rectangle" draw:enhanced-path="M 0 0 L 21600 0 21600 21600 0 21600 0 0 Z N"/>
        </draw:custom-shape>
        <draw:line draw:style-name="gr16" draw:text-style-name="P29" draw:layer="layout" svg:x1="4.236cm" svg:y1="10.633cm" svg:x2="4.763cm" svg:y2="10.633cm">
          <text:p/>
        </draw:line>
        <draw:connector draw:style-name="gr17" draw:text-style-name="P23" draw:layer="layout" draw:type="curve" draw:line-skew="0.151cm" svg:x1="3.17cm" svg:y1="12.146cm" svg:x2="3.17cm" svg:y2="10.64cm" svg:d="M3170 12146c-525 0-525-1506 0-1506" svg:viewBox="0 0 395 1507">
          <text:p/>
        </draw:connector>
        <draw:custom-shape draw:style-name="gr5" draw:text-style-name="P20" draw:layer="layout" svg:width="3.012cm" svg:height="2.636cm" svg:x="17.507cm" svg:y="5.61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21" draw:layer="layout" svg:width="3.012cm" svg:height="1.613cm" draw:transform="rotate (-3.14159265358979) translate (20.52cm 8.247cm)" svg:viewBox="0 0 3013 1614" svg:d="M3013 1614v-1199c0-208-753-415-1506-415s-1507 207-1507 415v1199c0-208 754-415 1507-415s1506 207 1506 415z">
          <text:p/>
        </draw:path>
        <draw:path draw:style-name="gr7" draw:text-style-name="P22" draw:layer="layout" svg:width="3.008cm" svg:height="0.822cm" svg:x="17.509cm" svg:y="6.226cm" svg:viewBox="0 0 3009 823" svg:d="M3009 407c0 208-754 416-1507 416-721 0-1443-191-1502-390v-18c0-208 753-415 1506-415 721 0 1444 190 1503 389z">
          <text:p/>
        </draw:path>
        <draw:frame draw:style-name="gr18" draw:text-style-name="P34" draw:layer="layout" svg:width="4.126cm" svg:height="1.207cm" svg:x="16.924cm" svg:y="4.36cm">
          <draw:text-box>
            <text:p text:style-name="P23"><text:span text:style-name="T18">резервный сервер</text:span></text:p>
            <text:p text:style-name="P23"><text:span text:style-name="T18">(реплика)</text:span></text:p>
          </draw:text-box>
        </draw:frame>
        <draw:custom-shape draw:style-name="gr27" draw:text-style-name="P32" draw:layer="layout" svg:width="3.468cm" svg:height="1.963cm" svg:x="16.852cm" svg:y="12.701cm">
          <text:p text:style-name="P30"><text:span text:style-name="T20">альтерна-</text:span></text:p>
          <text:p text:style-name="P30"><text:span text:style-name="T20">тивный источник</text:span></text:p>
          <text:p text:style-name="P30"><text:span text:style-name="T20">журнальных</text:span></text:p>
          <text:p text:style-name="P30"><text:span text:style-name="T20">записей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166.84923609109 -11921.79226069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28" draw:text-style-name="P36" draw:layer="layout" draw:type="curve" svg:x1="13.102cm" svg:y1="14.002cm" svg:x2="19.066cm" svg:y2="9.822cm" draw:start-shape="id3" draw:start-glue-point="0" svg:d="M13102 14002c0-3511 5964-1422 5964-4180" svg:viewBox="0 0 5965 4181">
          <text:p/>
        </draw:connector>
        <draw:custom-shape draw:style-name="gr19" draw:text-style-name="P31" xml:id="id4" draw:id="id4" draw:layer="layout" svg:width="2.1cm" svg:height="0.9cm" svg:x="6.806cm" svg:y="10.93cm">
          <text:p text:style-name="P30"><text:span text:style-name="T19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1" draw:layer="layout" svg:width="0.375cm" svg:height="0.525cm" svg:x="11.602cm" svg:y="14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cm" svg:height="0.525cm" svg:x="12.652cm" svg:y="14.0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2.127cm" svg:y="14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3.852cm" svg:y="14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15cm" svg:height="0.525cm" svg:x="11.977cm" svg:y="14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2.952cm" svg:y="14.0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3.327cm" svg:y="14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4.227cm" svg:y="14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2.127cm" svg:y="14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cm" svg:height="0.525cm" svg:x="12.877cm" svg:y="14.7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1.602cm" svg:y="14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2.502cm" svg:y="14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15cm" svg:height="0.525cm" svg:x="14.077cm" svg:y="14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3.702cm" svg:y="14.7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3.177cm" svg:y="14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4.227cm" svg:y="14.7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xml:id="id3" draw:id="id3" draw:layer="layout" svg:width="3cm" svg:height="0.525cm" svg:x="11.602cm" svg:y="14.0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cm" svg:height="0.525cm" svg:x="11.602cm" svg:y="14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1.602cm" svg:y="15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cm" svg:height="0.525cm" svg:x="12.652cm" svg:y="15.5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1.977cm" svg:y="15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3.327cm" svg:y="15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15cm" svg:height="0.525cm" svg:x="12.502cm" svg:y="15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2.952cm" svg:y="15.5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3.702cm" svg:y="15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4.227cm" svg:y="15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2.127cm" svg:y="16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cm" svg:height="0.525cm" svg:x="12.852cm" svg:y="16.2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1.602cm" svg:y="16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5cm" svg:height="0.525cm" svg:x="12.502cm" svg:y="16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15cm" svg:height="0.525cm" svg:x="13.152cm" svg:y="16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3.827cm" svg:y="16.2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3.302cm" svg:y="16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4cm" svg:height="0.525cm" svg:x="14.202cm" svg:y="16.2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cm" svg:height="0.525cm" svg:x="11.602cm" svg:y="15.5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cm" svg:height="0.525cm" svg:x="11.602cm" svg:y="16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5cm" svg:height="0.525cm" svg:x="12.252cm" svg:y="17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cm" svg:height="0.525cm" svg:x="12.602cm" svg:y="17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5cm" svg:height="0.525cm" svg:x="11.602cm" svg:y="17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425cm" svg:height="0.525cm" svg:x="13.802cm" svg:y="17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15cm" svg:height="0.525cm" svg:x="12.102cm" svg:y="17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3.427cm" svg:y="17.0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2.902cm" svg:y="17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4.227cm" svg:y="17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2.427cm" svg:y="17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cm" svg:height="0.525cm" svg:x="11.602cm" svg:y="17.7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1.902cm" svg:y="17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2.802cm" svg:y="17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15cm" svg:height="0.525cm" svg:x="13.702cm" svg:y="17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3.852cm" svg:y="17.7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3.177cm" svg:y="17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4.227cm" svg:y="17.7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cm" svg:height="0.525cm" svg:x="11.602cm" svg:y="17.0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cm" svg:height="0.525cm" svg:x="11.602cm" svg:y="17.752cm">
          <text:p/>
          <draw:enhanced-geometry svg:viewBox="0 0 21600 21600" draw:type="rectangle" draw:enhanced-path="M 0 0 L 21600 0 21600 21600 0 21600 0 0 Z N"/>
        </draw:custom-shape>
        <draw:connector draw:style-name="gr23" draw:text-style-name="P23" draw:layer="layout" svg:x1="6.494cm" svg:y1="11.38cm" svg:x2="6.806cm" svg:y2="11.38cm" draw:end-shape="id4" draw:end-glue-point="3" svg:d="M6494 11380h312" svg:viewBox="0 0 313 1">
          <text:p/>
        </draw:connector>
        <draw:connector draw:style-name="gr32" draw:text-style-name="P23" draw:layer="layout" draw:type="curve" svg:x1="8.906cm" svg:y1="11.38cm" svg:x2="13.102cm" svg:y2="14.002cm" draw:start-shape="id4" draw:start-glue-point="1" draw:end-shape="id3" draw:end-glue-point="0" svg:d="M8906 11380c2798 0 4196 874 4196 2622" svg:viewBox="0 0 4197 2623">
          <text:p/>
        </draw:connector>
        <draw:frame draw:style-name="gr33" draw:text-style-name="P27" draw:layer="layout" svg:width="2.293cm" svg:height="0.645cm" svg:x="11.938cm" svg:y="18.451cm">
          <draw:text-box>
            <text:p text:style-name="P26"><text:span text:style-name="T19">архив WAL</text:span></text:p>
          </draw:text-box>
        </draw:frame>
        <draw:custom-shape draw:style-name="gr3" draw:text-style-name="P20" draw:layer="layout" svg:width="0.5cm" svg:height="8.75cm" draw:transform="rotate (-1.5707963267949) translate (15.551cm 9.101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31" xml:id="id5" draw:id="id5" draw:layer="layout" svg:width="2.1cm" svg:height="0.9cm" svg:x="15.602cm" svg:y="8.902cm">
          <text:p text:style-name="P30"><text:span text:style-name="T19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0.762cm" svg:height="0.762cm" svg:x="7.366cm" svg:y="9.1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762cm" svg:x="11.166cm" svg:y="8.9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584cm" svg:height="0.692cm" svg:x="18.729cm" svg:y="8.353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31" xml:id="id6" draw:id="id6" draw:layer="layout" svg:width="2.1cm" svg:height="0.9cm" svg:x="17.971cm" svg:y="8.905cm">
          <text:p text:style-name="P30"><text:span text:style-name="T19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23" draw:layer="layout" svg:x1="17.702cm" svg:y1="9.352cm" svg:x2="17.971cm" svg:y2="9.355cm" draw:start-shape="id5" draw:start-glue-point="1" draw:end-shape="id6" draw:end-glue-point="3" svg:d="M17702 9352h135v3h134" svg:viewBox="0 0 270 4">
          <text:p/>
        </draw:connector>
        <draw:custom-shape draw:style-name="gr19" draw:text-style-name="P31" draw:layer="layout" svg:width="2.1cm" svg:height="0.9cm" svg:x="5.502cm" svg:y="8.902cm">
          <text:p text:style-name="P30"><text:span text:style-name="T19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2" draw:layer="layout" svg:width="4.475cm" svg:height="1.641cm" svg:x="21.179cm" svg:y="9.959cm">
          <text:p text:style-name="P30"><text:span text:style-name="T20">автоматическое</text:span></text:p>
          <text:p text:style-name="P30"><text:span text:style-name="T20">переключение</text:span></text:p>
          <text:p text:style-name="P30"><text:span text:style-name="T20">между источникам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129.75871313673 -4709.378806333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7" draw:layer="layout" svg:width="16.799cm" svg:height="13.364cm" svg:x="2.1cm" svg:y="14.107cm" presentation:class="notes" presentation:user-transformed="true">
            <draw:text-box>
              <text:p text:style-name="P16"><text:span text:style-name="T14">Другой способ доставки журнальных записей состоит в том, чтобы предоставить реплике доступ к архиву журналов — точно так же, как при обычном восстановлении из архива (этот механизм рассмотрен в модуле «Резервное копирование»).</text:span></text:p>
              <text:p text:style-name="P16"><text:span text:style-name="T6">Если реплика по каким-то причинам не сможет получить очередную журнальную запись по протоколу репликации (например, из-за обрыва связи), она попробует прочитать ее из архива с помощью команды, заданной в параметре </text:span><text:span text:style-name="T23">restore_command</text:span><text:span text:style-name="T6">. При восстановлении связи реплика снова автоматически переключится на использование потоковой репликации.</text:span></text:p>
              <text:p text:style-name="P16"><text:span text:style-name="T6">В принципе, репликация может работать и с одним только архивом, без потоковой репликации. Но в этом случае:</text:span></text:p>
              <text:p text:style-name="P16"><text:span text:style-name="T6">- </text:span><text:span text:style-name="T14">реплика вынужденно отстает от мастера на время заполнения сегмента;</text:span></text:p>
              <text:p text:style-name="P16"><text:span text:style-name="T14">- мастер ничего не знает о существовании реплики, что в некоторых случаях может привести к проблемам.</text:span></text:p>
              <text:p text:style-name="P16"><text:span text:style-name="T14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10" draw:layer="layout" svg:width="19.8cm" svg:height="1.741cm" svg:x="1.2cm" svg:y="0.737cm" presentation:class="title" presentation:user-transformed="true">
          <draw:text-box>
            <text:p><text:span text:style-name="T9">Очистка архива</text:span></text:p>
          </draw:text-box>
        </draw:frame>
        <draw:custom-shape draw:style-name="gr4" draw:text-style-name="P20" draw:layer="layout" svg:width="1.4cm" svg:height="1.1cm" draw:transform="rotate (-1.5707963267949) translate (5.354cm 8.654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20" draw:layer="layout" svg:width="3.012cm" svg:height="2.636cm" svg:x="3.507cm" svg:y="5.6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21" draw:layer="layout" svg:width="3.012cm" svg:height="1.613cm" draw:transform="rotate (-3.14159265358979) translate (6.52cm 8.246cm)" svg:viewBox="0 0 3013 1614" svg:d="M3013 1614v-1199c0-208-753-415-1506-415s-1507 207-1507 415v1199c0-208 754-415 1507-415s1506 207 1506 415z">
          <text:p/>
        </draw:path>
        <draw:path draw:style-name="gr7" draw:text-style-name="P22" draw:layer="layout" svg:width="3.008cm" svg:height="0.822cm" svg:x="3.509cm" svg:y="6.225cm" svg:viewBox="0 0 3009 823" svg:d="M3009 407c0 208-754 416-1507 416-721 0-1443-191-1502-390v-18c0-208 753-415 1506-415 721 0 1444 190 1503 389z">
          <text:p/>
        </draw:path>
        <draw:frame draw:style-name="gr8" draw:text-style-name="P34" draw:layer="layout" svg:width="3.851cm" svg:height="1.207cm" svg:x="3.124cm" svg:y="4.358cm">
          <draw:text-box>
            <text:p text:style-name="P23"><text:span text:style-name="T18">основной сервер</text:span></text:p>
            <text:p text:style-name="P23"><text:span text:style-name="T18">(мастер)</text:span></text:p>
          </draw:text-box>
        </draw:frame>
        <draw:frame draw:style-name="gr9" draw:text-style-name="P35" draw:layer="layout" svg:width="2.89cm" svg:height="0.649cm" svg:x="3.524cm" svg:y="12.458cm">
          <draw:text-box>
            <text:p text:style-name="P23"><text:span text:style-name="T19">сегменты WAL</text:span></text:p>
          </draw:text-box>
        </draw:frame>
        <draw:frame draw:style-name="gr10" draw:text-style-name="P27" draw:layer="layout" svg:width="2.729cm" svg:height="1.047cm" svg:x="1.624cm" svg:y="8.859cm">
          <draw:text-box>
            <text:p text:style-name="P26"><text:span text:style-name="T19">select, insert</text:span></text:p>
            <text:p text:style-name="P26"><text:span text:style-name="T19">update, delete</text:span></text:p>
          </draw:text-box>
        </draw:frame>
        <draw:connector draw:style-name="gr11" draw:text-style-name="P23" draw:layer="layout" draw:type="curve" draw:line-skew="-0.163cm" svg:x1="3.209cm" svg:y1="10.633cm" svg:x2="3.209cm" svg:y2="12.139cm" svg:d="M3209 10633c507 0 507 1506 0 1506" svg:viewBox="0 0 381 1507">
          <text:p/>
        </draw:connector>
        <draw:custom-shape draw:style-name="gr12" draw:text-style-name="P21" draw:layer="layout" svg:width="0.377cm" svg:height="0.527cm" svg:x="3.483cm" svg:y="10.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01cm" svg:height="0.527cm" svg:x="3.86cm" svg:y="10.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7cm" svg:height="0.527cm" svg:x="3.483cm" svg:y="11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02cm" svg:height="0.527cm" svg:x="4.537cm" svg:y="11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527cm" svg:height="0.527cm" svg:x="4.01cm" svg:y="11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7cm" svg:height="0.527cm" svg:x="5.742cm" svg:y="11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15cm" svg:height="0.527cm" svg:x="3.86cm" svg:y="11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6cm" svg:height="0.527cm" svg:x="4.839cm" svg:y="11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527cm" svg:height="0.527cm" svg:x="5.215cm" svg:y="11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6cm" svg:height="0.527cm" svg:x="6.119cm" svg:y="11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7cm" svg:height="0.527cm" svg:x="4.01cm" svg:y="11.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01cm" svg:height="0.527cm" svg:x="4.763cm" svg:y="11.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527cm" svg:height="0.527cm" svg:x="3.483cm" svg:y="11.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6cm" svg:height="0.527cm" svg:x="4.387cm" svg:y="11.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151cm" svg:height="0.527cm" svg:x="5.968cm" svg:y="11.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6cm" svg:height="0.527cm" svg:x="5.592cm" svg:y="11.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528cm" svg:height="0.527cm" svg:x="5.064cm" svg:y="11.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76cm" svg:height="0.527cm" svg:x="6.119cm" svg:y="11.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012cm" svg:height="0.527cm" svg:x="3.483cm" svg:y="10.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012cm" svg:height="0.527cm" svg:x="3.483cm" svg:y="11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012cm" svg:height="0.527cm" svg:x="3.483cm" svg:y="11.86cm">
          <text:p/>
          <draw:enhanced-geometry svg:viewBox="0 0 21600 21600" draw:type="rectangle" draw:enhanced-path="M 0 0 L 21600 0 21600 21600 0 21600 0 0 Z N"/>
        </draw:custom-shape>
        <draw:line draw:style-name="gr16" draw:text-style-name="P29" draw:layer="layout" svg:x1="4.236cm" svg:y1="10.633cm" svg:x2="4.763cm" svg:y2="10.633cm">
          <text:p/>
        </draw:line>
        <draw:connector draw:style-name="gr17" draw:text-style-name="P23" draw:layer="layout" draw:type="curve" draw:line-skew="0.151cm" svg:x1="3.17cm" svg:y1="12.146cm" svg:x2="3.17cm" svg:y2="10.64cm" svg:d="M3170 12146c-525 0-525-1506 0-1506" svg:viewBox="0 0 395 1507">
          <text:p/>
        </draw:connector>
        <draw:custom-shape draw:style-name="gr5" draw:text-style-name="P20" draw:layer="layout" svg:width="3.012cm" svg:height="2.636cm" svg:x="19.407cm" svg:y="5.61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21" draw:layer="layout" svg:width="3.012cm" svg:height="1.613cm" draw:transform="rotate (-3.14159265358979) translate (22.42cm 8.247cm)" svg:viewBox="0 0 3013 1614" svg:d="M3013 1614v-1199c0-208-753-415-1506-415s-1507 207-1507 415v1199c0-208 754-415 1507-415s1506 207 1506 415z">
          <text:p/>
        </draw:path>
        <draw:path draw:style-name="gr7" draw:text-style-name="P22" draw:layer="layout" svg:width="3.008cm" svg:height="0.822cm" svg:x="19.409cm" svg:y="6.226cm" svg:viewBox="0 0 3009 823" svg:d="M3009 407c0 208-754 416-1507 416-721 0-1443-191-1502-390v-18c0-208 753-415 1506-415 721 0 1444 190 1503 389z">
          <text:p/>
        </draw:path>
        <draw:frame draw:style-name="gr18" draw:text-style-name="P34" draw:layer="layout" svg:width="4.126cm" svg:height="1.207cm" svg:x="18.824cm" svg:y="4.36cm">
          <draw:text-box>
            <text:p text:style-name="P23"><text:span text:style-name="T18">резервный сервер</text:span></text:p>
            <text:p text:style-name="P23"><text:span text:style-name="T18">(реплика)</text:span></text:p>
          </draw:text-box>
        </draw:frame>
        <draw:custom-shape draw:style-name="gr19" draw:text-style-name="P31" xml:id="id7" draw:id="id7" draw:layer="layout" svg:width="2.1cm" svg:height="0.9cm" svg:x="6.806cm" svg:y="10.93cm">
          <text:p text:style-name="P30"><text:span text:style-name="T19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1" draw:layer="layout" svg:width="0.375cm" svg:height="0.525cm" svg:x="12.127cm" svg:y="14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cm" svg:height="0.525cm" svg:x="12.877cm" svg:y="14.7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1.602cm" svg:y="14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2.502cm" svg:y="14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15cm" svg:height="0.525cm" svg:x="14.077cm" svg:y="14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3.702cm" svg:y="14.7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3.177cm" svg:y="14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4.227cm" svg:y="14.7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xml:id="id11" draw:id="id11" draw:layer="layout" svg:width="3cm" svg:height="0.525cm" svg:x="11.602cm" svg:y="14.7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1.602cm" svg:y="15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cm" svg:height="0.525cm" svg:x="12.652cm" svg:y="15.5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1.977cm" svg:y="15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3.327cm" svg:y="15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15cm" svg:height="0.525cm" svg:x="12.502cm" svg:y="15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2.952cm" svg:y="15.5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3.702cm" svg:y="15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4.227cm" svg:y="15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2.127cm" svg:y="16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cm" svg:height="0.525cm" svg:x="12.852cm" svg:y="16.2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1.602cm" svg:y="16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5cm" svg:height="0.525cm" svg:x="12.502cm" svg:y="16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15cm" svg:height="0.525cm" svg:x="13.152cm" svg:y="16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13.827cm" svg:y="16.2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3.302cm" svg:y="16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4cm" svg:height="0.525cm" svg:x="14.202cm" svg:y="16.2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cm" svg:height="0.525cm" svg:x="11.602cm" svg:y="15.5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cm" svg:height="0.525cm" svg:x="11.602cm" svg:y="16.2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0.35cm" svg:height="0.525cm" svg:x="12.252cm" svg:y="17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0.3cm" svg:height="0.525cm" svg:x="12.602cm" svg:y="17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0.5cm" svg:height="0.525cm" svg:x="11.602cm" svg:y="17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0.425cm" svg:height="0.525cm" svg:x="13.802cm" svg:y="17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0.15cm" svg:height="0.525cm" svg:x="12.102cm" svg:y="17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0.375cm" svg:height="0.525cm" svg:x="13.427cm" svg:y="17.0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7" draw:layer="layout" svg:width="0.525cm" svg:height="0.525cm" svg:x="12.902cm" svg:y="17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0.375cm" svg:height="0.525cm" svg:x="14.227cm" svg:y="17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0.375cm" svg:height="0.525cm" svg:x="12.427cm" svg:y="17.7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0.3cm" svg:height="0.525cm" svg:x="11.602cm" svg:y="17.7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7" draw:layer="layout" svg:width="0.525cm" svg:height="0.525cm" svg:x="11.902cm" svg:y="17.7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0.375cm" svg:height="0.525cm" svg:x="12.802cm" svg:y="17.7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0.15cm" svg:height="0.525cm" svg:x="13.702cm" svg:y="17.7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0.375cm" svg:height="0.525cm" svg:x="13.852cm" svg:y="17.7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7" draw:layer="layout" svg:width="0.525cm" svg:height="0.525cm" svg:x="13.177cm" svg:y="17.7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0.375cm" svg:height="0.525cm" svg:x="14.227cm" svg:y="17.7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cm" svg:height="0.525cm" svg:x="11.602cm" svg:y="17.0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cm" svg:height="0.525cm" svg:x="11.602cm" svg:y="17.752cm">
          <text:p/>
          <draw:enhanced-geometry svg:viewBox="0 0 21600 21600" draw:type="rectangle" draw:enhanced-path="M 0 0 L 21600 0 21600 21600 0 21600 0 0 Z N"/>
        </draw:custom-shape>
        <draw:connector draw:style-name="gr23" draw:text-style-name="P23" draw:layer="layout" svg:x1="6.494cm" svg:y1="11.38cm" svg:x2="6.806cm" svg:y2="11.38cm" draw:end-shape="id7" draw:end-glue-point="3" svg:d="M6494 11380h312" svg:viewBox="0 0 313 1">
          <text:p/>
        </draw:connector>
        <draw:connector draw:style-name="gr32" draw:text-style-name="P23" draw:layer="layout" draw:type="curve" svg:x1="8.906cm" svg:y1="11.38cm" svg:x2="13.1cm" svg:y2="14.021cm" draw:start-shape="id7" draw:start-glue-point="1" draw:end-shape="id8" draw:end-glue-point="0" svg:d="M8906 11380c2796 0 4194 880 4194 2641" svg:viewBox="0 0 4195 2642">
          <text:p/>
        </draw:connector>
        <draw:frame draw:style-name="gr33" draw:text-style-name="P27" draw:layer="layout" svg:width="2.293cm" svg:height="0.645cm" svg:x="11.938cm" svg:y="18.451cm">
          <draw:text-box>
            <text:p text:style-name="P26"><text:span text:style-name="T19">архив WAL</text:span></text:p>
          </draw:text-box>
        </draw:frame>
        <draw:custom-shape draw:style-name="gr37" draw:text-style-name="P20" draw:layer="layout" svg:width="0.5cm" svg:height="9.849cm" draw:transform="rotate (-1.5707963267949) translate (17.451cm 9.101cm)">
          <text:p/>
          <draw:enhanced-geometry svg:viewBox="0 0 21600 21600" draw:mirror-horizontal="false" draw:mirror-vertical="fals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31" xml:id="id9" draw:id="id9" draw:layer="layout" svg:width="2.1cm" svg:height="0.9cm" svg:x="17.502cm" svg:y="8.902cm">
          <text:p text:style-name="P30"><text:span text:style-name="T19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0.762cm" svg:height="0.762cm" svg:x="7.366cm" svg:y="9.1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762cm" svg:x="11.166cm" svg:y="8.9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584cm" svg:height="0.692cm" svg:x="20.629cm" svg:y="8.353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31" xml:id="id10" draw:id="id10" draw:layer="layout" svg:width="2.1cm" svg:height="0.9cm" svg:x="19.871cm" svg:y="8.905cm">
          <text:p text:style-name="P30"><text:span text:style-name="T19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23" draw:layer="layout" svg:x1="19.602cm" svg:y1="9.352cm" svg:x2="19.871cm" svg:y2="9.355cm" draw:start-shape="id9" draw:start-glue-point="1" draw:end-shape="id10" draw:end-glue-point="3" svg:d="M19602 9352h135v3h134" svg:viewBox="0 0 270 4">
          <text:p/>
        </draw:connector>
        <draw:custom-shape draw:style-name="gr19" draw:text-style-name="P31" draw:layer="layout" svg:width="2.1cm" svg:height="0.9cm" svg:x="5.502cm" svg:y="8.902cm">
          <text:p text:style-name="P30"><text:span text:style-name="T19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0.375cm" svg:height="0.525cm" svg:x="11.6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0" draw:layer="layout" svg:width="0.3cm" svg:height="0.525cm" svg:x="12.6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0.525cm" svg:height="0.525cm" svg:x="12.12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0" draw:layer="layout" svg:width="0.375cm" svg:height="0.525cm" svg:x="13.8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0" draw:layer="layout" svg:width="0.15cm" svg:height="0.525cm" svg:x="11.97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0" draw:layer="layout" svg:width="0.375cm" svg:height="0.525cm" svg:x="12.9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0.525cm" svg:height="0.525cm" svg:x="13.32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0" draw:layer="layout" svg:width="0.375cm" svg:height="0.525cm" svg:x="14.22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8" draw:id="id8" draw:layer="layout" svg:width="3cm" svg:height="0.525cm" svg:x="11.6cm" svg:y="14.02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1" xml:id="id13" draw:id="id13" draw:layer="layout" svg:width="2.62cm" svg:height="0.9cm" svg:x="19.622cm" svg:y="13.906cm">
          <text:p text:style-name="P30"><text:span text:style-name="T19">check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3" draw:layer="layout" draw:type="curve" svg:x1="14.602cm" svg:y1="15.014cm" svg:x2="19.602cm" svg:y2="10.764cm" draw:start-shape="id11" draw:start-glue-point="1" draw:end-shape="id12" draw:end-glue-point="3" svg:d="M14602 15014c3750 0 1250-4250 5000-4250" svg:viewBox="0 0 5001 4251">
          <text:p/>
        </draw:connector>
        <draw:custom-shape draw:style-name="gr29" draw:text-style-name="P21" draw:layer="layout" svg:width="0.375cm" svg:height="0.525cm" svg:x="19.602cm" svg:y="10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cm" svg:height="0.525cm" svg:x="20.652cm" svg:y="10.5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9.977cm" svg:y="10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21.327cm" svg:y="10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15cm" svg:height="0.525cm" svg:x="20.502cm" svg:y="10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20.952cm" svg:y="10.5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21.702cm" svg:y="10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22.227cm" svg:y="10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20.127cm" svg:y="11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cm" svg:height="0.525cm" svg:x="20.852cm" svg:y="11.2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19.602cm" svg:y="11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5cm" svg:height="0.525cm" svg:x="20.502cm" svg:y="11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15cm" svg:height="0.525cm" svg:x="21.152cm" svg:y="11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21.827cm" svg:y="11.2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21.302cm" svg:y="11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4cm" svg:height="0.525cm" svg:x="22.202cm" svg:y="11.2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xml:id="id12" draw:id="id12" draw:layer="layout" svg:width="3cm" svg:height="0.525cm" svg:x="19.602cm" svg:y="10.5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cm" svg:height="0.525cm" svg:x="19.602cm" svg:y="11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5cm" svg:height="0.525cm" svg:x="20.252cm" svg:y="12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cm" svg:height="0.525cm" svg:x="20.602cm" svg:y="12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5cm" svg:height="0.525cm" svg:x="19.602cm" svg:y="12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425cm" svg:height="0.525cm" svg:x="21.802cm" svg:y="12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15cm" svg:height="0.525cm" svg:x="20.102cm" svg:y="12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21.427cm" svg:y="12.0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25cm" svg:height="0.525cm" svg:x="20.902cm" svg:y="12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375cm" svg:height="0.525cm" svg:x="22.227cm" svg:y="12.0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cm" svg:height="0.525cm" svg:x="19.602cm" svg:y="12.0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2.032cm" svg:height="1.27cm" svg:x="23.622cm" svg:y="13.53cm">
          <text:p text:style-name="P30"><text:span text:style-name="T19">точка</text:span><text:span text:style-name="T19"><text:line-break/></text:span><text:span text:style-name="T19">рестарт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776.7830791933 -34668.76475216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3" draw:text-style-name="P35" draw:layer="layout" svg:width="3.372cm" svg:height="0.649cm" svg:x="9.222cm" svg:y="12.453cm">
          <draw:text-box>
            <text:p text:style-name="P23"><text:span text:style-name="T19">archive_command</text:span></text:p>
          </draw:text-box>
        </draw:frame>
        <draw:frame draw:style-name="gr43" draw:text-style-name="P35" draw:layer="layout" svg:width="3.372cm" svg:height="0.649cm" svg:x="14.422cm" svg:y="10.854cm">
          <draw:text-box>
            <text:p text:style-name="P23"><text:span text:style-name="T19">restore_command</text:span></text:p>
          </draw:text-box>
        </draw:frame>
        <draw:frame draw:style-name="gr44" draw:text-style-name="P35" draw:layer="layout" svg:width="4.799cm" svg:height="0.649cm" svg:x="17.322cm" svg:y="16.254cm">
          <draw:text-box>
            <text:p text:style-name="P23"><text:span text:style-name="T19">archive_cleanup_command</text:span></text:p>
          </draw:text-box>
        </draw:frame>
        <draw:connector draw:style-name="gr32" draw:text-style-name="P23" draw:layer="layout" draw:type="curve" svg:x1="19.622cm" svg:y1="14.356cm" svg:x2="15.581cm" svg:y2="17.664cm" draw:start-shape="id13" draw:start-glue-point="3" svg:d="M19622 14356c-3406 0-1386 3308-4041 3308" svg:viewBox="0 0 4042 3309">
          <text:p/>
        </draw:connector>
        <draw:custom-shape draw:style-name="gr45" draw:text-style-name="P29" draw:layer="layout" svg:width="0.344cm" svg:height="1.331cm" draw:transform="rotate (-0.0509636141582351) translate (14.987cm 16.936cm)">
          <text:p/>
          <draw:enhanced-geometry svg:viewBox="0 0 21600 21600" draw:mirror-horizontal="true" draw:mirror-vertical="false" draw:glue-points="21600 0 0 10800 21600 21600" draw:text-areas="13800 ?f9 21600 ?f10" draw:type="left-brace" draw:modifiers="5400 10842.352941176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17" draw:layer="layout" svg:width="16.799cm" svg:height="13.364cm" svg:x="2.1cm" svg:y="14.107cm" presentation:class="notes" presentation:user-transformed="true">
            <draw:text-box>
              <text:p text:style-name="P16"><text:span text:style-name="T6">Если архив используется только для синхронизации одной реплики, можно настроить его автоматическую очистку, для этого в параметре </text:span><text:span text:style-name="T23">archive_cleanup_command </text:span><text:span text:style-name="T24">задается команда, которая будет выполняться по окончании каждой точки рестарта подобно тому, как после каждой контрольной точки удаляются файлы журнала</text:span><text:span text:style-name="T23">.</text:span><text:span text:style-name="T24"> В команде удобно вызывать утилиту pg_archivecleanup:</text:span></text:p>
              <text:p text:style-name="P16"><text:span text:style-name="T25">archive_cleanup_command = 'pg_archivecleanup /path/to/archive %r'</text:span></text:p>
              <text:p text:style-name="P16"><text:span text:style-name="T26"><text:a xlink:href="https://postgrespro.ru/docs/postgresql/16/runtime-config-wal#RUNTIME-CONFIG-WAL-ARCHIVE-RECOVERY" xlink:type="simple">https://postgrespro.ru/docs/postgresql/16/runtime-config-wal#RUNTIME-CONFIG-WAL-ARCHIVE-RECOVERY</text:a></text:span></text:p>
              <text:p text:style-name="P16"><text:span text:style-name="T26"><text:a xlink:href="https://postgrespro.ru/docs/postgresql/16/pgarchivecleanup" xlink:type="simple">https://postgrespro.ru/docs/postgresql/16/pgarchivecleanup</text:a></text:span></text:p>
              <text:p text:style-name="P16"><text:span text:style-name="T6"/></text:p>
              <text:p text:style-name="P16"><text:span text:style-name="T6"/></text:p>
            </draw:text-box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custom-shape draw:style-name="gr46" draw:text-style-name="P20" draw:layer="layout" svg:width="21.345cm" svg:height="2.813cm" svg:x="1.261cm" svg:y="6.431cm">
          <text:p/>
          <draw:enhanced-geometry svg:viewBox="0 0 21600 21600" draw:path-stretchpoint-x="10800" draw:path-stretchpoint-y="10800" draw:text-areas="?f3 ?f4 ?f5 ?f6" draw:type="round-rectangle" draw:modifiers="2011.2036336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19.8cm" svg:height="1.741cm" svg:x="1.2cm" svg:y="0.737cm" presentation:class="title" presentation:user-transformed="true">
          <draw:text-box>
            <text:p><text:span text:style-name="T9">Процессы</text:span></text:p>
          </draw:text-box>
        </draw:frame>
        <draw:frame presentation:style-name="pr13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8"><text:span text:style-name="T27">Мастер</text:span><text:span text:style-name="T27"><text:tab/></text:span><text:span text:style-name="T27">Реплика</text:span></text:p>
                <text:list>
                  <text:list-item>
                    <text:p text:style-name="P39"><text:span text:style-name="T11">wal sender</text:span><text:span text:style-name="T11"><text:tab/></text:span><text:span text:style-name="T11">wal receiver</text:span></text:p>
                  </text:list-item>
                  <text:list-item>
                    <text:p text:style-name="P38"><text:span text:style-name="T28"><text:tab/></text:span><text:span text:style-name="T16">startup</text:span></text:p>
                  </text:list-item>
                  <text:list-item>
                    <text:p text:style-name="P39"><text:span text:style-name="T11">archiver</text:span><text:span text:style-name="T11"><text:tab/></text:span><text:span text:style-name="T11">archiver</text:span><text:span text:style-name="T11"><text:line-break/></text:span><text:span text:style-name="T11"><text:tab/></text:span><text:span text:style-name="T29">(</text:span><text:span text:style-name="T30">archive_mode</text:span><text:span text:style-name="T29"> = always)</text:span></text:p>
                  </text:list-item>
                  <text:list-item>
                    <text:p text:style-name="P39"><text:span text:style-name="T11">checkpointer</text:span><text:span text:style-name="T11"><text:tab/></text:span><text:span text:style-name="T11">checkpointer</text:span><text:span text:style-name="T11"><text:line-break/></text:span><text:span text:style-name="T29">(контрольные точки)</text:span><text:span text:style-name="T11"><text:tab/></text:span><text:span text:style-name="T29">(точки рестарта)</text:span></text:p>
                  </text:list-item>
                  <text:list-item>
                    <text:p text:style-name="P39"><text:span text:style-name="T11">writer</text:span><text:span text:style-name="T11"><text:tab/></text:span><text:span text:style-name="T11">writer</text:span></text:p>
                  </text:list-item>
                  <text:list-item>
                    <text:p text:style-name="P38"><text:span text:style-name="T16">wal writer</text:span></text:p>
                  </text:list-item>
                  <text:list-item>
                    <text:p text:style-name="P38"><text:span text:style-name="T11">autovacu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4" draw:text-style-name="P17" draw:layer="layout" svg:width="16.799cm" svg:height="14.998cm" svg:x="2.1cm" svg:y="14.107cm" presentation:class="notes" presentation:user-transformed="true">
            <draw:text-box>
              <text:p text:style-name="P16"><text:span text:style-name="T6">На мастере и на реплике выполняется разный набор процессов. Кроме уже рассмотренных wal sender (на мастере) и wal receiver и startup</text:span><text:span text:style-name="T6"><text:line-break/></text:span><text:span text:style-name="T6">(на реплике), работают также другие процессы.</text:span></text:p>
              <text:p text:style-name="P16"><text:span text:style-name="T6">Общие процессы:</text:span></text:p>
              <text:p text:style-name="P16"><text:span text:style-name="T6">- </text:span><text:span text:style-name="T8">background writer</text:span><text:span text:style-name="T6"> — записывает грязные страницы из буферного кеша на диск (на реплике, для того, чтобы применить журнальную запись, страницы точно так же читаются в буферный кеш и затем записываются в фоновом режиме или при вытеснении).</text:span></text:p>
              <text:p text:style-name="P16"><text:span text:style-name="T6">- </text:span><text:span text:style-name="T8">checkpointer</text:span><text:span text:style-name="T6"> — на реплике при получении журнальной записи</text:span><text:span text:style-name="T6"><text:line-break/></text:span><text:span text:style-name="T6">о контрольной точке выполняется похожая процедура — точка рестарта. Если в процессе восстановления случится сбой, реплика сможет продолжить с последней точки рестарта, а не с самого начала.</text:span></text:p>
              <text:p text:style-name="P16"><text:span text:style-name="T6">Процессы только на мастере:</text:span></text:p>
              <text:p text:style-name="P16"><text:span text:style-name="T6">- </text:span><text:span text:style-name="T8">wal writer</text:span><text:span text:style-name="T6"> — реплика не создает журналы упреждающей записи,</text:span><text:span text:style-name="T6"><text:line-break/></text:span><text:span text:style-name="T6">а только получает их с мастера.</text:span></text:p>
              <text:p text:style-name="P16"><text:span text:style-name="T6">- </text:span><text:span text:style-name="T8">autovacuum launcher/worker</text:span><text:span text:style-name="T6"> — реплика не выполняет очистку, ее выполнение на мастере передается реплике через журнал.</text:span></text:p>
              <text:p text:style-name="P16"><text:span text:style-name="T6">Есть также процесс, наличие которого зависит от настройки:</text:span></text:p>
              <text:p text:style-name="P16"><text:span text:style-name="T6">- </text:span><text:span text:style-name="T8">archiver</text:span><text:span text:style-name="T6"> — при значении </text:span><text:span text:style-name="T23">archive_mode </text:span><text:span text:style-name="T6">= on выполняется только на мастере, а при </text:span><text:span text:style-name="T23">archive_mode</text:span><text:span text:style-name="T6"> = always также и на реплике (подробнее рассматривается в теме «Переключение на реплику»).</text:span></text:p>
            </draw:text-box>
          </draw:frame>
        </presentation:notes>
      </draw:page>
      <draw:page draw:name="page10" draw:style-name="dp1" draw:master-page-name="template2_5f_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26" draw:text-style-name="P33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2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9">Использование реплики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27">Допускаются</text:span></text:p>
                <text:list>
                  <text:list-item>
                    <text:p text:style-name="P40"><text:span text:style-name="T16">запросы на чтение данных (select, copy to, курсоры)</text:span></text:p>
                  </text:list-item>
                  <text:list-item>
                    <text:p text:style-name="P40"><text:span text:style-name="T16">установка параметров сервера (set, reset)</text:span></text:p>
                  </text:list-item>
                  <text:list-item>
                    <text:p text:style-name="P40"><text:span text:style-name="T16">управление транзакциями (begin, commit, rollback...)</text:span></text:p>
                  </text:list-item>
                  <text:list-item>
                    <text:p text:style-name="P41"><text:span text:style-name="T16">создание резервной копии (pg_basebackup)</text:span></text:p>
                  </text:list-item>
                </text:list>
              </text:list-item>
              <text:list-item>
                <text:p text:style-name="P42"><text:span text:style-name="T15">Не допускаются</text:span></text:p>
                <text:list>
                  <text:list-item>
                    <text:p text:style-name="P40"><text:span text:style-name="T16">любые изменения (insert, update, delete, truncate, nextval...)</text:span></text:p>
                  </text:list-item>
                  <text:list-item>
                    <text:p text:style-name="P40"><text:span text:style-name="T16">блокировки, предполагающие изменение (select for update...)</text:span></text:p>
                  </text:list-item>
                  <text:list-item>
                    <text:p text:style-name="P40"><text:span text:style-name="T16">команды DDL (create, drop...), в том числе создание временных таблиц</text:span></text:p>
                  </text:list-item>
                  <text:list-item>
                    <text:p text:style-name="P40"><text:span text:style-name="T16">команды сопровождения (vacuum, analyze, reindex...)</text:span></text:p>
                  </text:list-item>
                  <text:list-item>
                    <text:p text:style-name="P43"><text:span text:style-name="T16">управление доступом (grant, revoke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7" draw:layer="layout" svg:width="16.799cm" svg:height="13.364cm" svg:x="2.1cm" svg:y="14.107cm" presentation:class="notes" presentation:user-transformed="true">
            <draw:text-box>
              <text:p text:style-name="P16"><text:span text:style-name="T6">Как мы уже говорили, на реплике не допускается любое изменение данных. Более точно, не допускаются:</text:span></text:p>
              <text:p text:style-name="P16"><text:span text:style-name="T6">- изменения таблиц, материализованных представлений, последовательностей;</text:span></text:p>
              <text:p text:style-name="P16"><text:span text:style-name="T6">- блокировки (так как для этого требуется изменение страниц данных);</text:span></text:p>
              <text:p text:style-name="P16"><text:span text:style-name="T6">- команды DDL, включая создание временных таблиц;</text:span></text:p>
              <text:p text:style-name="P16"><text:span text:style-name="T6">- такие команды, как vacuum и analyze;</text:span></text:p>
              <text:p text:style-name="P16"><text:span text:style-name="T6">- команды управления доступом.</text:span></text:p>
              <text:p text:style-name="P16"><text:span text:style-name="T6">При этом реплика может выполнять запросы на чтение данных, если установлен параметр </text:span><text:span text:style-name="T23">hot_standby</text:span><text:span text:style-name="T6"> = on. Также будет работать установка параметров сервера и команды управления транзакциями — например, можно начать (читающую) транзакцию с нужным уровнем изоляции.</text:span></text:p>
              <text:p text:style-name="P16"><text:span text:style-name="T6">Кроме того, реплику можно использовать и для изготовления резервных копий.</text:span></text:p>
              <text:p text:style-name="P16"><text:span text:style-name="T6"/></text:p>
            </draw:text-box>
          </draw:frame>
        </presentation:notes>
      </draw:page>
      <draw:page draw:name="page12" draw:style-name="dp1" draw:master-page-name="template2_5f_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26" draw:text-style-name="P33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_5f_" presentation:presentation-page-layout-name="AL1T1">
        <office:forms form:automatic-focus="false" form:apply-design-mode="false"/>
        <draw:frame presentation:style-name="pr15" draw:layer="layout" svg:width="20.644cm" svg:height="1.737cm" svg:x="1.2cm" svg:y="0.737cm" presentation:class="title" presentation:user-transformed="true">
          <draw:text-box>
            <text:p><text:span text:style-name="T9">Ограничения</text:span></text:p>
          </draw:text-box>
        </draw:frame>
        <draw:frame presentation:style-name="pr13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31">Изоляция и многоверсионность</text:span></text:p>
                <text:list>
                  <text:list-item>
                    <text:p text:style-name="P18"><text:span text:style-name="T32">большое число точек сохранения задерживает выполнение запросов</text:span></text:p>
                  </text:list-item>
                  <text:list-item>
                    <text:p text:style-name="P44"><text:span text:style-name="T32">не поддерживается уровень изоляции serializable</text:span></text:p>
                  </text:list-item>
                </text:list>
              </text:list-item>
              <text:list-item>
                <text:p text:style-name="P45"><text:span text:style-name="T33">Триггеры и блокировки</text:span></text:p>
                <text:list>
                  <text:list-item>
                    <text:p text:style-name="P44"><text:span text:style-name="T32">триггеры и пользовательские блокировки (advisory locks) не работают</text:span></text:p>
                  </text:list-item>
                </text:list>
              </text:list-item>
              <text:list-item>
                <text:p text:style-name="P45"><text:span text:style-name="T33">Резервное копирование с реплики</text:span></text:p>
                <text:list>
                  <text:list-item>
                    <text:p text:style-name="P46"><text:span text:style-name="T32">параметр </text:span><text:span text:style-name="T34">full_page_writes</text:span><text:span text:style-name="T32"> должен быть заранее включен на мастере</text:span></text:p>
                  </text:list-item>
                  <text:list-item>
                    <text:p text:style-name="P44"><text:span text:style-name="T32">задержки из-за ожидания контрольной точки и переключения сегментов</text:span></text:p>
                  </text:list-item>
                </text:list>
              </text:list-item>
              <text:list-item>
                <text:p text:style-name="P45"><text:span text:style-name="T33">Изменение табличных пространств</text:span></text:p>
                <text:list>
                  <text:list-item>
                    <text:p text:style-name="P41"><text:span text:style-name="T16">каталоги на реплике нужно создавать заранее, так как прав пользователя ОС postgres может не хватить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6" draw:text-style-name="P17" draw:layer="layout" svg:width="16.799cm" svg:height="14.398cm" svg:x="2.1cm" svg:y="14.107cm" presentation:class="notes" presentation:user-transformed="true">
            <draw:text-box>
              <text:p text:style-name="P16"><text:span text:style-name="T6">У репликации есть ряд ограничений и особенностей.</text:span></text:p>
              <text:p text:style-name="P16"><text:span text:style-name="T6">Если на мастере выполняется транзакция с числом вложенных транзакций &gt; 64 (то есть активно используются точки сохранения), создание снимка на реплике будет приостановлено — это означает невозможность некоторое время выполнять запросы.</text:span></text:p>
              <text:p text:style-name="P16"><text:span text:style-name="T6">Не поддерживается уровень изоляции serializable на реплике.</text:span></text:p>
              <text:p text:style-name="P16"><text:span text:style-name="T6">Триггеры не будут срабатывать на реплике (они выполнились на мастере и реплицируется уже результат их работы). Не будут работать и рекомендательные (advisory) блокировки.</text:span></text:p>
              <text:p text:style-name="P16"><text:span text:style-name="T6">При выполнении резервного копирования с реплики нет технической возможности полноценно управлять мастером, в частности, вызывать контрольные точки и включать параметр </text:span><text:span text:style-name="T23">full_page_writes</text:span><text:span text:style-name="T6">. Поэтому параметр нужно включить на мастере заранее, а контрольную точку приходится ждать (что может существенно задержать процесс).</text:span></text:p>
              <text:p text:style-name="P16"><text:span text:style-name="T6">Создание табличных пространств реплицируется, но, если у пользователя ОС, под которым работает СУБД, недостаточно прав для создания каталога, произойдет ошибка. Лучше всего сначала создать каталоги на мастере и на всех репликах, а уже затем выполнять команду CREATE TABLESPACE.</text:span></text:p>
              <text:p text:style-name="P16"><text:span text:style-name="T6"/></text:p>
              <text:p text:style-name="P16"/>
            </draw:text-box>
          </draw:frame>
        </presentation:notes>
      </draw:page>
      <draw:page draw:name="page14" draw:style-name="dp1" draw:master-page-name="template2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9">Мониторинг</text:span></text:p>
          </draw:text-box>
        </draw:frame>
        <draw:custom-shape draw:style-name="gr3" draw:text-style-name="P20" draw:layer="layout" svg:width="0.5cm" svg:height="8.75cm" draw:transform="rotate (-1.5707963267949) translate (15.551cm 9.101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0" draw:layer="layout" svg:width="1.4cm" svg:height="1.1cm" draw:transform="rotate (-1.5707963267949) translate (5.355cm 8.655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20" draw:layer="layout" svg:width="3.012cm" svg:height="2.636cm" svg:x="3.508cm" svg:y="5.61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21" draw:layer="layout" svg:width="3.012cm" svg:height="1.613cm" draw:transform="rotate (-3.14159265358979) translate (6.521cm 8.247cm)" svg:viewBox="0 0 3013 1614" svg:d="M3013 1614v-1199c0-208-753-415-1506-415s-1507 207-1507 415v1199c0-208 754-415 1507-415s1506 207 1506 415z">
          <text:p/>
        </draw:path>
        <draw:path draw:style-name="gr7" draw:text-style-name="P22" draw:layer="layout" svg:width="3.008cm" svg:height="0.822cm" svg:x="3.51cm" svg:y="6.226cm" svg:viewBox="0 0 3009 823" svg:d="M3009 407c0 208-754 416-1507 416-721 0-1443-191-1502-390v-18c0-208 753-415 1506-415 721 0 1444 190 1503 389z">
          <text:p/>
        </draw:path>
        <draw:frame draw:style-name="gr8" draw:text-style-name="P34" draw:layer="layout" svg:width="3.851cm" svg:height="1.207cm" svg:x="3.125cm" svg:y="4.359cm">
          <draw:text-box>
            <text:p text:style-name="P23"><text:span text:style-name="T18">основной сервер</text:span></text:p>
            <text:p text:style-name="P23"><text:span text:style-name="T18">(мастер)</text:span></text:p>
          </draw:text-box>
        </draw:frame>
        <draw:frame draw:style-name="gr10" draw:text-style-name="P27" draw:layer="layout" svg:width="2.729cm" svg:height="1.047cm" svg:x="1.625cm" svg:y="8.86cm">
          <draw:text-box>
            <text:p text:style-name="P26"><text:span text:style-name="T19">select, insert</text:span></text:p>
            <text:p text:style-name="P26"><text:span text:style-name="T19">update, delete</text:span></text:p>
          </draw:text-box>
        </draw:frame>
        <draw:custom-shape draw:style-name="gr12" draw:text-style-name="P21" draw:layer="layout" svg:width="0.377cm" svg:height="0.527cm" svg:x="3.484cm" svg:y="10.37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301cm" svg:height="0.527cm" svg:x="3.861cm" svg:y="10.3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012cm" svg:height="0.527cm" svg:x="3.484cm" svg:y="10.371cm">
          <text:p/>
          <draw:enhanced-geometry svg:viewBox="0 0 21600 21600" draw:type="rectangle" draw:enhanced-path="M 0 0 L 21600 0 21600 21600 0 21600 0 0 Z N"/>
        </draw:custom-shape>
        <draw:line draw:style-name="gr16" draw:text-style-name="P29" draw:layer="layout" svg:x1="4.237cm" svg:y1="10.634cm" svg:x2="4.764cm" svg:y2="10.634cm">
          <text:p/>
        </draw:line>
        <draw:custom-shape draw:style-name="gr5" draw:text-style-name="P20" draw:layer="layout" svg:width="3.012cm" svg:height="2.636cm" svg:x="17.508cm" svg:y="5.61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21" draw:layer="layout" svg:width="3.012cm" svg:height="1.613cm" draw:transform="rotate (-3.14159265358979) translate (20.521cm 8.248cm)" svg:viewBox="0 0 3013 1614" svg:d="M3013 1614v-1199c0-208-753-415-1506-415s-1507 207-1507 415v1199c0-208 754-415 1507-415s1506 207 1506 415z">
          <text:p/>
        </draw:path>
        <draw:path draw:style-name="gr7" draw:text-style-name="P22" draw:layer="layout" svg:width="3.008cm" svg:height="0.822cm" svg:x="17.51cm" svg:y="6.227cm" svg:viewBox="0 0 3009 823" svg:d="M3009 407c0 208-754 416-1507 416-721 0-1443-191-1502-390v-18c0-208 753-415 1506-415 721 0 1444 190 1503 389z">
          <text:p/>
        </draw:path>
        <draw:frame draw:style-name="gr18" draw:text-style-name="P34" draw:layer="layout" svg:width="4.126cm" svg:height="1.207cm" svg:x="16.925cm" svg:y="4.361cm">
          <draw:text-box>
            <text:p text:style-name="P23"><text:span text:style-name="T18">резервный сервер</text:span></text:p>
            <text:p text:style-name="P23"><text:span text:style-name="T18">(реплика)</text:span></text:p>
          </draw:text-box>
        </draw:frame>
        <draw:custom-shape draw:style-name="gr19" draw:text-style-name="P31" draw:layer="layout" svg:width="2.1cm" svg:height="0.9cm" svg:x="5.501cm" svg:y="8.901cm">
          <text:p text:style-name="P30"><text:span text:style-name="T19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1" xml:id="id14" draw:id="id14" draw:layer="layout" svg:width="2.1cm" svg:height="0.9cm" svg:x="15.602cm" svg:y="8.902cm">
          <text:p text:style-name="P30"><text:span text:style-name="T19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0.762cm" svg:height="0.762cm" svg:x="7.366cm" svg:y="9.1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762cm" svg:x="11.166cm" svg:y="8.9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584cm" svg:height="0.692cm" svg:x="18.729cm" svg:y="8.353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31" xml:id="id15" draw:id="id15" draw:layer="layout" svg:width="2.1cm" svg:height="0.9cm" svg:x="17.971cm" svg:y="8.905cm">
          <text:p text:style-name="P30"><text:span text:style-name="T19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23" draw:layer="layout" svg:x1="17.702cm" svg:y1="9.352cm" svg:x2="17.971cm" svg:y2="9.355cm" draw:start-shape="id14" draw:start-glue-point="1" draw:end-shape="id15" draw:end-glue-point="3" svg:d="M17702 9352h135v3h134" svg:viewBox="0 0 270 4">
          <text:p/>
        </draw:connector>
        <draw:custom-shape draw:style-name="gr47" draw:text-style-name="P48" draw:layer="layout" svg:width="4.49cm" svg:height="0.8cm" svg:x="4.4cm" svg:y="13.82cm">
          <text:p text:style-name="P47"><text:span text:style-name="T35">1. pg_current_wal_lsn()</text:span></text:p>
          <draw:enhanced-geometry svg:viewBox="0 0 21600 21600" draw:mirror-horizontal="false" draw:type="line-callout-2" draw:modifiers="-1120.64128256513 -78849.4382022472 -3133.87283236994 14912.3595505618 -1197.59519038076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8" draw:text-style-name="P50" draw:layer="layout" svg:width="5.678cm" svg:height="0.8cm" svg:x="7.53cm" svg:y="12.432cm">
          <text:p text:style-name="P49"><text:span text:style-name="T35">2. pg_stat_replication.sent_lsn</text:span></text:p>
          <draw:enhanced-geometry svg:viewBox="0 0 21600 21600" draw:mirror-horizontal="false" draw:type="line-callout-2" draw:modifiers="-1026.94136291601 -71217.9775280899 -2471.04 14939.3258426966 -950.871632329636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9" draw:text-style-name="P48" draw:layer="layout" svg:width="5.726cm" svg:height="1.322cm" svg:x="10.16cm" svg:y="10.552cm">
          <text:p text:style-name="P47"><text:span text:style-name="T35">3. pg_stat_replication.write_lsn</text:span></text:p>
          <text:p text:style-name="P47"><text:span text:style-name="T36">3. </text:span><text:span text:style-name="T35">pg_stat_replication.flush_lsn</text:span></text:p>
          <draw:enhanced-geometry svg:viewBox="0 0 21600 21600" draw:mirror-horizontal="true" draw:mirror-vertical="false" draw:type="line-callout-2" draw:modifiers="-3507.59559979047 -12032.6530612245 -2736.29606199589 8995.91836734694 -935.358826610791 9028.571428571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0" draw:text-style-name="P50" draw:layer="layout" svg:width="5.961cm" svg:height="0.79cm" svg:x="11.623cm" svg:y="13.816cm">
          <text:p text:style-name="P49"><text:span text:style-name="T35">4. pg_stat_replication.replay_lsn</text:span></text:p>
          <draw:enhanced-geometry svg:viewBox="0 0 21600 21600" draw:mirror-horizontal="true" draw:mirror-vertical="false" draw:type="line-callout-2" draw:modifiers="-4546.79637705468 -109092.288242731 -2446.52724774844 15073.5777496839 -898.490439449849 15073.57774968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6"/></text:p>
              </text:list-item>
              <text:list-item>
                <text:p text:style-name="P8"><text:span text:style-name="T16"/></text:p>
              </text:list-item>
              <text:list-item>
                <text:p text:style-name="P8"><text:span text:style-name="T16"/></text:p>
              </text:list-item>
              <text:list-item>
                <text:p text:style-name="P8"><text:span text:style-name="T16"/></text:p>
              </text:list-item>
              <text:list-item>
                <text:p text:style-name="P8"><text:span text:style-name="T16"/></text:p>
              </text:list-item>
              <text:list-item>
                <text:p text:style-name="P8"><text:span text:style-name="T16"/></text:p>
              </text:list-item>
              <text:list-item>
                <text:p text:style-name="P8"><text:span text:style-name="T16"/></text:p>
              </text:list-item>
              <text:list-item>
                <text:p text:style-name="P8"><text:span text:style-name="T16"/></text:p>
              </text:list-item>
              <text:list-item>
                <text:p text:style-name="P8"><text:span text:style-name="T16"/></text:p>
              </text:list-item>
              <text:list-item>
                <text:p text:style-name="P51"><text:span text:style-name="T16">1 </text:span><text:span text:style-name="T37">–</text:span><text:span text:style-name="T12"> 2 = задержка записи в поток на мастере</text:span></text:p>
              </text:list-item>
              <text:list-item>
                <text:p text:style-name="P51"><text:span text:style-name="T12">2 </text:span><text:span text:style-name="T37">–</text:span><text:span text:style-name="T12"> 3 = задержка получения данных репликой</text:span></text:p>
              </text:list-item>
              <text:list-item>
                <text:p text:style-name="P8"><text:span text:style-name="T12">3 </text:span><text:span text:style-name="T37">–</text:span><text:span text:style-name="T12"> 4 = задержка применения данных на реплике</text:span></text:p>
              </text:list-item>
            </text:list>
          </draw:text-box>
        </draw:frame>
        <draw:custom-shape draw:style-name="gr51" draw:text-style-name="P53" draw:layer="layout" svg:width="4.572cm" svg:height="0.79cm" svg:x="20.424cm" svg:y="10.571cm">
          <text:p text:style-name="P52"><text:span text:style-name="T38">pg_last_wal_replay_lsn()</text:span></text:p>
          <draw:enhanced-geometry svg:viewBox="0 0 21600 21600" draw:mirror-horizontal="false" draw:mirror-vertical="false" draw:type="line-callout-2" draw:modifiers="-4883.97113492237 -19797.7243994943 -3344.1504482834 15182.806573957 -1180.84408484583 15128.192161820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2" draw:text-style-name="P53" draw:layer="layout" svg:width="4.788cm" svg:height="1.32cm" svg:x="11.114cm" svg:y="5.85cm">
          <text:p text:style-name="P52"><text:span text:style-name="T38">pg_stat_wal_receiver</text:span></text:p>
          <text:p text:style-name="P52"><text:span text:style-name="T38">pg_last_wal_receive_lsn()</text:span></text:p>
          <draw:enhanced-geometry svg:viewBox="0 0 21600 21600" draw:mirror-horizontal="true" draw:mirror-vertical="false" draw:type="line-callout-2" draw:modifiers="-5628.89956149509 49707.7971233914 -2724.24305700564 9042.24072672218 -1123.07371058676 9025.889477668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21" draw:layer="layout" svg:width="0.486cm" svg:height="0.486cm" svg:x="7.488cm" svg:y="9.11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3" draw:text-style-name="P48" draw:layer="layout" svg:width="3.811cm" svg:height="0.8cm" svg:x="8.373cm" svg:y="7.724cm">
          <text:p text:style-name="P47"><text:span text:style-name="T35">pg_replication_slots</text:span></text:p>
          <draw:enhanced-geometry svg:viewBox="0 0 21600 21600" draw:mirror-horizontal="false" draw:type="line-callout-2" draw:modifiers="-3552.78069254984 37213.4831460674 -2901.15424973767 14885.393258427 -1410.9129066107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54" draw:text-style-name="P54" draw:layer="layout" svg:width="8.03cm" svg:height="0.878cm" svg:x="18.542cm" svg:y="14.955cm">
          <draw:text-box>
            <text:p text:style-name="P26"><text:span text:style-name="T39">log_replication_commands = 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7" draw:text-style-name="P56" draw:layer="layout" svg:width="16.799cm" svg:height="14.211cm" svg:x="2.1cm" svg:y="14.107cm" presentation:class="notes" presentation:user-transformed="true">
            <draw:text-box>
              <text:p text:style-name="P55"><text:span text:style-name="T6">В ходе репликации возможны проблемы, о которых должен предупредить заранее настроенный мониторинг. Основной информацией являются позиции в журнале предзаписи. Можно выделить четыре важные точки:</text:span></text:p>
              <text:p text:style-name="P55"><text:span text:style-name="T6">1. появление журнальной записи на мастере;</text:span></text:p>
              <text:p text:style-name="P55"><text:span text:style-name="T6">2. трансляция записи процессом wal sender;</text:span></text:p>
              <text:p text:style-name="P55"><text:span text:style-name="T6">3. получение записи процессом wal receiver;</text:span></text:p>
              <text:p text:style-name="P55"><text:span text:style-name="T6">4. применение полученной записи процессом startup.</text:span></text:p>
              <text:p text:style-name="P55"><text:span text:style-name="T6">Все эти точки обычно отслеживаются на мастере. Первую точку дает функция pg_current_wal_lsn(), остальные — представление pg_stat_replication. Реплика передает мастеру статус репликации при каждой записи на диск, но как минимум раз</text:span><text:span text:style-name="T6"><text:line-break/></text:span><text:span text:style-name="T6">в </text:span><text:span text:style-name="T23">wal_receiver_status_interval</text:span><text:span text:style-name="T6"> секунд (по умолчанию — 10 секунд).</text:span></text:p>
              <text:p text:style-name="P55"><text:span text:style-name="T6">Если используется слот репликации, то информацию о нем можно получить из представления pg_replication_slots.</text:span></text:p>
              <text:p text:style-name="P55"><text:span text:style-name="T6">Данные о ходе репликации можно получить и на реплике</text:span><text:span text:style-name="T6"><text:line-break/></text:span><text:span text:style-name="T6">в представлении pg_stat_wal_receiver и с помощью функций pg_last_wal_receive_lsn() и pg_last_wal_replay_lsn().</text:span></text:p>
              <text:p text:style-name="P55"><text:span text:style-name="T6"/></text:p>
              <text:p text:style-name="P55"><text:span text:style-name="T6">Параметр </text:span><text:span text:style-name="T23">log_replication_commands</text:span><text:span text:style-name="T6"> включает вывод в журнал сообщений информации о выполняющихся командах протокола репликации.</text:span></text:p>
            </draw:text-box>
          </draw:frame>
        </presentation:notes>
      </draw:page>
      <draw:page draw:name="page15" draw:style-name="dp1" draw:master-page-name="template2_5f_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26" draw:text-style-name="P33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2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9">Режимы репликации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27">Асинхронный</text:span></text:p>
                <text:list>
                  <text:list-item>
                    <text:p text:style-name="P57"><text:span text:style-name="T40">synchronous_commit</text:span><text:span text:style-name="T40"><text:tab/></text:span><text:span text:style-name="T16">=</text:span><text:span text:style-name="T16"><text:tab/></text:span><text:span text:style-name="T16">off</text:span><text:span text:style-name="T16"><text:line-break/></text:span><text:span text:style-name="T16"><text:tab/></text:span><text:span text:style-name="T16"><text:tab/></text:span><text:span text:style-name="T16">local</text:span></text:p>
                  </text:list-item>
                </text:list>
              </text:list-item>
              <text:list-item>
                <text:p text:style-name="P42"><text:span text:style-name="T15">Синхронный</text:span></text:p>
                <text:list>
                  <text:list-item>
                    <text:p text:style-name="P40"><text:span text:style-name="T16">фиксация с ожиданием подтверждения от синхронной реплики</text:span></text:p>
                  </text:list-item>
                  <text:list-item>
                    <text:p text:style-name="P42"><text:span text:style-name="T16">обеспечивает надежность, но не согласованность</text:span></text:p>
                  </text:list-item>
                  <text:list-item>
                    <text:p text:style-name="P58"><text:span text:style-name="T40">synchronous_commit</text:span><text:span text:style-name="T40"><text:tab/></text:span><text:span text:style-name="T16">=</text:span><text:span text:style-name="T16"><text:tab/></text:span><text:span text:style-name="T16">remote_write</text:span><text:span text:style-name="T16"><text:line-break/></text:span><text:span text:style-name="T16"><text:tab/></text:span><text:span text:style-name="T16"><text:tab/></text:span><text:span text:style-name="T16">on</text:span><text:span text:style-name="T16"><text:line-break/></text:span><text:span text:style-name="T16"><text:tab/></text:span><text:span text:style-name="T16"><text:tab/></text:span><text:span text:style-name="T16">remote_apply</text:span></text:p>
                  </text:list-item>
                  <text:list-item>
                    <text:p text:style-name="P59"><text:span text:style-name="T40">synchronous_standby_names</text:span><text:span text:style-name="T40"><text:tab/></text:span><text:span text:style-name="T16">=</text:span><text:span text:style-name="T16"><text:tab/></text:span><text:span text:style-name="T16">FIRST </text:span><text:span text:style-name="T40">N</text:span><text:span text:style-name="T16"> (</text:span><text:span text:style-name="T40">список реплик</text:span><text:span text:style-name="T16">)</text:span><text:span text:style-name="T16"><text:line-break/></text:span><text:span text:style-name="T16"><text:tab/></text:span><text:span text:style-name="T16"><text:tab/></text:span><text:span text:style-name="T16">ANY </text:span><text:span text:style-name="T40">N</text:span><text:span text:style-name="T16"> (</text:span><text:span text:style-name="T40">список реплик</text:span><text:span text:style-name="T16">)</text:span></text:p>
                  </text:list-item>
                  <text:list-item>
                    <text:p text:style-name="P40"><text:span text:style-name="T1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7" draw:layer="layout" svg:width="16.799cm" svg:height="14.121cm" svg:x="2.1cm" svg:y="14.107cm" presentation:class="notes" presentation:user-transformed="true">
            <draw:text-box>
              <text:p text:style-name="P16"><text:span text:style-name="T6">Как известно, фиксация транзакций может выполняться в двух режимах. В более быстром асинхронном режиме есть шанс потерять уже зафиксированные изменения в случае сбоя. В синхронном режиме команда COMMIT не завершается, пока запись не дойдет до диска.</text:span><text:span text:style-name="T6"><text:line-break/></text:span><text:span text:style-name="T6">При наличии нескольких серверов надежность можно еще более увеличить, дожидаясь подтверждения от реплики о получении записи, тогда данные не пропадут даже при выходе из строя носителя.</text:span></text:p>
              <text:p text:style-name="P16"><text:span text:style-name="T6">Синхронная репликация включается тем же параметром </text:span><text:span text:style-name="T23">synchronous_commit,</text:span><text:span text:style-name="T6"> что и синхронная фиксация. Разные значения этого параметра позволяют управлять уровнем надежности. При значении </text:span><text:span text:style-name="T8">remote_write</text:span><text:span text:style-name="T6"> мастер ожидает подтверждения о получении записи (остается шанс потерять изменения, если на реплике случится сбой и она не успеет записать данные на диск).</text:span></text:p>
              <text:p text:style-name="P16"><text:span text:style-name="T6">При значении </text:span><text:span text:style-name="T8">on</text:span><text:span text:style-name="T6"> мастер ожидает подтверждения о попадании журнальной записи на диск реплики (это надежный режим; однако приложение, обратившись к реплике, может не увидеть изменений).</text:span></text:p>
              <text:p text:style-name="P16"><text:span text:style-name="T6">Наконец, значение </text:span><text:span text:style-name="T8">remote_apply</text:span><text:span text:style-name="T6"> заставляет мастер дождаться применения записи на реплике. Каждый следующий режим вызывает все большие задержки.</text:span></text:p>
              <text:p text:style-name="P16"><text:span text:style-name="T6">Мастер может синхронизироваться как с одной, так и с несколькими репликами. Можно указать список реплик в порядке приоритета или организовать синхронизацию на основе </text:span><text:span text:style-name="T23">кворума</text:span><text:span text:style-name="T6">, при которой мастер дожидается подтверждения от любых </text:span><text:span text:style-name="T23">N</text:span><text:span text:style-name="T6"> реплик из числа доступных.</text:span></text:p>
            </draw:text-box>
          </draw:frame>
        </presentation:notes>
      </draw:page>
      <draw:page draw:name="page17" draw:style-name="dp1" draw:master-page-name="template2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9">Возможные проблемы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27">Мастер может удалить файл журнала, нужный реплике</text:span></text:p>
                <text:list>
                  <text:list-item>
                    <text:p text:style-name="P60"><text:span text:style-name="T16">если реплика не успеет его получить</text:span><text:span text:style-name="T16"><text:line-break/></text:span><text:span text:style-name="T16">(например, будет остановлена на некоторое время)</text:span></text:p>
                  </text:list-item>
                </text:list>
              </text:list-item>
              <text:list-item>
                <text:p text:style-name="P42"><text:span text:style-name="T41">Решение </text:span><text:span text:style-name="T15">1. Слот репликации</text:span></text:p>
                <text:list>
                  <text:list-item>
                    <text:p text:style-name="P41"><text:span text:style-name="T42">вводит зависимость мастера от реплики, требует мониторинга</text:span></text:p>
                  </text:list-item>
                </text:list>
              </text:list-item>
              <text:list-item>
                <text:p text:style-name="P42"><text:span text:style-name="T41">Решение </text:span><text:span text:style-name="T15">2. Архив журнала предзаписи</text:span></text:p>
                <text:list>
                  <text:list-item>
                    <text:p text:style-name="P61"><text:span text:style-name="T16">позволяет обойтись без слот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7" draw:layer="layout" svg:width="16.799cm" svg:height="13.364cm" svg:x="2.1cm" svg:y="14.107cm" presentation:class="notes" presentation:user-transformed="true">
            <draw:text-box>
              <text:p text:style-name="P16"><text:span text:style-name="T6">При репликации возможен ряд сложностей, которые можно решать разными способами.</text:span></text:p>
              <text:p text:style-name="P16"><text:span text:style-name="T6">Сервер PostgreSQL периодически удаляет файлы журнала, которые не требуются для восстановления. При этом мастер может удалить файл, который содержит данные, еще не переданные реплике.</text:span></text:p>
              <text:p text:style-name="P16"><text:span text:style-name="T6">Это не проблема, если используется архив журналов предзаписи, поскольку реплика, получив отказ по протоколу репликации, прочитает необходимые ей данные из архива, а затем, «догнав» мастер, снова переключится на получение данных из потока.</text:span></text:p>
              <text:p text:style-name="P16"><text:span text:style-name="T6">Но если архива нет, реплика не сможет продолжать восстановление и ее придется пересоздавать из новой резервной копии. Чтобы этого избежать, можно использовать слот репликации. Однако надо понимать, что создание слота ставит мастер в зависимость от реплики: если реплика не будет получать журнальные записи, они будут накапливаться на мастере и свободное пространство рано или поздно закончится. Поэтому слот — еще одна точка, которую необходимо включать в мониторинг.</text:span></text:p>
              <text:p text:style-name="P16"><text:span text:style-name="T6"/></text:p>
            </draw:text-box>
          </draw:frame>
        </presentation:notes>
      </draw:page>
      <draw:page draw:name="page18" draw:style-name="dp1" draw:master-page-name="template2_5f_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26" draw:text-style-name="P33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2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9">Возможные проблемы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5">Конфликты: записи WAL, несовместимые с запросами на реплике</text:span></text:p>
              </text:list-item>
            </text:list>
            <text:p text:style-name="P62"><text:span text:style-name="T43">очистка удаляет версии строк, нужные запросам на реплике</text:span></text:p>
            <text:p text:style-name="P62"><text:span text:style-name="T43">исключительные блокировки объектов</text:span></text:p>
            <text:p text:style-name="P62"><text:span text:style-name="T43">исключительные блокировки буферов</text:span></text:p>
            <text:p text:style-name="P62"><text:span text:style-name="T43">реже: взаимоблокировки, DROP TABLESPACE, DROP DATABASE – запрос сразу отменяется</text:span></text:p>
            <text:list text:continue-numbering="true" text:style-name="L3">
              <text:list-header>
                <text:p text:style-name="P63"><text:span text:style-name="T41">Мониторинг</text:span></text:p>
              </text:list-header>
              <text:list-item>
                <text:p text:style-name="P64"><text:span text:style-name="T43">pg_stat_database_conflicts</text:span></text:p>
              </text:list-item>
              <text:list-item>
                <text:p text:style-name="P61"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8" draw:text-style-name="P17" draw:layer="layout" svg:width="16.799cm" svg:height="14.521cm" svg:x="2.1cm" svg:y="14.107cm" presentation:class="notes" presentation:user-transformed="true">
            <draw:text-box>
              <text:p text:style-name="P16"><text:span text:style-name="T6">Вторая проблема возникает, если реплика используется для выполнения запросов. Мастер может выполнить действие, несовместимое с запросом на реплике:</text:span></text:p>
              <text:p text:style-name="P16"><text:span text:style-name="T6">- очистка может удалить версию строки, которая используется запросом, или потребовать блокировку, несовместимую с запросом;</text:span></text:p>
              <text:p text:style-name="P16"><text:span text:style-name="T6">- может прийти запись об эксклюзивной блокировке объекта (например, при удалении таблицы);</text:span></text:p>
              <text:p text:style-name="P16"><text:span text:style-name="T6">Возникновение таких конфликтов можно отслеживать с помощью представления pg_stat_database_conflicts.</text:span></text:p>
              <text:p text:style-name="P16"><text:span text:style-name="T6">Конфликты с запросами на реплике, вызванные редкими причинами, такими как взаимоблокировки, удаление базы данных или табличного пространства, разрешаются путем немедленной отмены запроса.</text:span></text:p>
            </draw:text-box>
          </draw:frame>
        </presentation:notes>
      </draw:page>
      <draw:page draw:name="page20" draw:style-name="dp1" draw:master-page-name="template2_5f_" presentation:presentation-page-layout-name="AL1T1">
        <office:forms form:automatic-focus="false" form:apply-design-mode="false"/>
        <draw:frame presentation:style-name="pr19" draw:layer="layout" svg:width="19.8cm" svg:height="1.741cm" svg:x="1.2cm" svg:y="0.737cm" presentation:class="title" presentation:user-transformed="true">
          <draw:text-box>
            <text:p><text:span text:style-name="T9">Возможные проблемы</text:span></text:p>
          </draw:text-box>
        </draw:frame>
        <draw:frame presentation:style-name="pr20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41">Решение 0: избегать конфликтов</text:span></text:p>
              </text:list-item>
              <text:list-item>
                <text:p text:style-name="P65"><text:span text:style-name="T43">не выполнять команды, вызывающие блокировки</text:span></text:p>
              </text:list-item>
              <text:list-item>
                <text:p text:style-name="P66"><text:span text:style-name="T43">отменить усечение файла в конце оч</text:span><text:span text:style-name="T11">истки: параметр хранения</text:span><text:span text:style-name="T11"><text:line-break/></text:span><text:span text:style-name="T44">vacuum_truncate</text:span><text:span text:style-name="T11"> = off</text:span></text:p>
              </text:list-item>
              <text:list-item>
                <text:p text:style-name="P8"><text:span text:style-name="T41">Решение 1: о</text:span><text:span text:style-name="T45">ткладывать применение конфликтующих записей</text:span></text:p>
                <text:list>
                  <text:list-item>
                    <text:p text:style-name="P18"><text:span text:style-name="T44">max_standby_streaming_delay</text:span></text:p>
                  </text:list-item>
                  <text:list-item>
                    <text:p text:style-name="P11"><text:span text:style-name="T44">max_standby_archive_del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1" draw:text-style-name="P17" draw:layer="layout" svg:width="16.799cm" svg:height="14.521cm" svg:x="2.1cm" svg:y="14.107cm" presentation:class="notes" presentation:user-transformed="true">
            <draw:text-box>
              <text:p text:style-name="P16"><text:span text:style-name="T6">Один из путей борьбы с конфликтами — избегать действий на мастере, приводящих к исключительным блокировкам. Например, можно не выполнять команды DROP TABLE, TRUNCATE, LOCK, DROP INDEX, DROP TRIGGER и т. п. или выполнять их в то время, когда на реплике заведомо нет выполняющихся запросов.</text:span></text:p>
              <text:p text:style-name="P16"><text:span text:style-name="T6">Некоторых неявных блокировок можно избежать, отключая соответствующую функциональность на мастере. Например, если</text:span><text:span text:style-name="T6"><text:line-break/></text:span><text:span text:style-name="T6">в результате очистки освободились страницы в конце файла, при уменьшении его размера устанавливается исключительная блокировка таблицы. Но можно отменить усечение файла, задав параметр хранения таблицы </text:span><text:span text:style-name="T23">vacuum_truncate = </text:span><text:span text:style-name="T24">off</text:span><text:span text:style-name="T6">. Однако отменять или надолго откладывать очистку нельзя, поэтому избежать конфликта в случае очистки нужных запросу версий строк таким образом не получится.</text:span></text:p>
              <text:p text:style-name="P16"><text:span text:style-name="T6">Другой способ — откладывать применение полученных несовместимых журнальных записей на реплике. Этот способ работает и при потоковой репликации, и при использовании архива; он откладывает записи, относящие и к очистке, и к эксклюзивным блокировкам. В параметрах устанавливается максимальная задержка применения (от времени получения записи). Если к этому моменту конфликтующий запрос не успеет завершиться, он будет прерван.</text:span></text:p>
            </draw:text-box>
          </draw:frame>
        </presentation:notes>
      </draw:page>
      <draw:page draw:name="page21" draw:style-name="dp1" draw:master-page-name="template2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9">Возможные проблемы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41">Решение 2: обратная связь по протоколу репликации</text:span></text:p>
              </text:list-item>
              <text:list-item>
                <text:p text:style-name="P67"><text:span text:style-name="T43">снимок на реплике предотвращает удаление версий строк</text:span><text:span text:style-name="T43"><text:line-break/></text:span><text:span text:style-name="T43">так же, как и локальный</text:span></text:p>
              </text:list-item>
              <text:list-item>
                <text:p text:style-name="P67"><text:span text:style-name="T46">hot_standby_feedback</text:span><text:span text:style-name="T43"> = on</text:span></text:p>
              </text:list-item>
              <text:list-item>
                <text:p text:style-name="P66"><text:span text:style-name="T43">только для конфликта очистки с запросом на реплике</text:span></text:p>
              </text:list-item>
              <text:list-item>
                <text:p text:style-name="P68"><text:span text:style-name="T45">Мониторинг</text:span></text:p>
              </text:list-item>
              <text:list-item>
                <text:p text:style-name="P69"><text:span text:style-name="T43">pg_stat_replication.backend_xmin</text:span></text:p>
              </text:list-item>
              <text:list-item>
                <text:p text:style-name="P69"><text:span text:style-name="T43">pg_replication_slots.xm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8" draw:text-style-name="P17" draw:layer="layout" svg:width="16.799cm" svg:height="14.521cm" svg:x="2.1cm" svg:y="14.107cm" presentation:class="notes" presentation:user-transformed="true">
            <draw:text-box>
              <text:p text:style-name="P16"><text:span text:style-name="T6">Еще один путь решения — откладывать несовместимые действия на мастере. Для этого включается </text:span><text:span text:style-name="T23">обратная связь.</text:span></text:p>
              <text:p text:style-name="P16"><text:span text:style-name="T6">Этот способ работает только для очистки (эксклюзивную блокировку отложить не получится) и только в случае потоковой репликации (если реплика переключается на получение записей из архива, она фактически перестает существовать для мастера).</text:span></text:p>
              <text:p text:style-name="P16"><text:span text:style-name="T13">Каждый снимок данных содержит так называемый </text:span><text:span text:style-name="T6">горизонт событий —это значение счетчика транзакций, по которому проходит граница между ненужными и нужными версиями строк. Минимальный горизонт по всем снимкам реплики определяет возможность очистки. Подробности обсуждаются в теме «Снимки данных» курса DBA2.</text:span></text:p>
              <text:p text:style-name="P16"><text:span text:style-name="T13">Благодаря обратной связи, </text:span><text:span text:style-name="T6">мастер понимает, какие версии строк нужны реплике. В таком случае (с точки зрения очистки) запрос на реплике ничем не отличается от запроса на самом мастере.</text:span></text:p>
              <text:p text:style-name="P16"><text:span text:style-name="T13">Обратная связь позволяет мониторить </text:span><text:span text:style-name="T6">горизонт событий на стороне мастера. Если слот репликации не используется, </text:span><text:span text:style-name="T24">горизонт</text:span><text:span text:style-name="T6"> виден в поле </text:span><text:span text:style-name="T24">pg_stat_replication.backend_xmin</text:span><text:span text:style-name="T6">, а при использовании слота —</text:span><text:span text:style-name="T6"><text:line-break/></text:span><text:span text:style-name="T6">в </text:span><text:span text:style-name="T24">pg_replication_slots.xmin. Нужно учитывать, что при включенной обратной связи слот, даже неактивный, будет задерживать очистку, что может привести к увеличению размеров файлов данных. Этот эффект будет исследован в практике.</text:span></text:p>
            </draw:text-box>
          </draw:frame>
        </presentation:notes>
      </draw:page>
      <draw:page draw:name="page22" draw:style-name="dp1" draw:master-page-name="template2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9">Итоги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45">Механизм репликации основан на передаче</text:span><text:span text:style-name="T45"><text:line-break/></text:span><text:span text:style-name="T45">журнальных записей на реплику и их применении</text:span></text:p>
                <text:list>
                  <text:list-item>
                    <text:p text:style-name="P18"><text:span text:style-name="T43">основной режим: потоковая репликация</text:span></text:p>
                  </text:list-item>
                  <text:list-item>
                    <text:p text:style-name="P11"><text:span text:style-name="T43">может быть поддержана архивом журнальных записей</text:span></text:p>
                  </text:list-item>
                </text:list>
              </text:list-item>
              <text:list-item>
                <text:p text:style-name="P8"><text:span text:style-name="T45">Реплика — точная копия мастера</text:span></text:p>
                <text:list>
                  <text:list-item>
                    <text:p text:style-name="P11"><text:span text:style-name="T43">не генерирует собственные записи WAL, доступна только для чтения</text:span></text:p>
                  </text:list-item>
                </text:list>
              </text:list-item>
              <text:list-item>
                <text:p><text:span text:style-name="T45">Сложный механизм, требующий настройки и мониторинга</text:span></text:p>
                <text:list>
                  <text:list-item>
                    <text:p><text:span text:style-name="T43">настройка существенно зависит от решаемых задач</text:span></text:p>
                  </text:list-item>
                  <text:list-item>
                    <text:p><text:span text:style-name="T4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7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2" presentation:presentation-page-layout-name="AL1T1">
        <office:forms form:automatic-focus="false" form:apply-design-mode="false"/>
        <draw:frame presentation:style-name="pr22" draw:layer="layout" svg:width="19.8cm" svg:height="1.741cm" svg:x="1.2cm" svg:y="0.737cm" presentation:class="title" presentation:user-transformed="true">
          <draw:text-box>
            <text:p><text:span text:style-name="T9">Практика</text:span></text:p>
          </draw:text-box>
        </draw:frame>
        <draw:frame presentation:style-name="pr23" draw:text-style-name="P72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71"><text:span text:style-name="T47">Настройте физическую потоковую репликацию</text:span><text:span text:style-name="T47"><text:line-break/></text:span><text:span text:style-name="T47">между двумя серверами в синхронном режиме,</text:span><text:span text:style-name="T47"><text:line-break/></text:span><text:span text:style-name="T47">без обратной связи.</text:span></text:p>
              </text:list-item>
              <text:list-item>
                <text:p text:style-name="P71"><text:span text:style-name="T47">Проверьте работу репликации. Убедитесь, что при остановленной реплике фиксация не завершается.</text:span></text:p>
              </text:list-item>
              <text:list-item>
                <text:p text:style-name="P71"><text:span text:style-name="T47">Воспроизведите ситуацию, при которой запрос на реплике <text:s/>прерывается из-за очистки версий строк на мастере.</text:span></text:p>
              </text:list-item>
              <text:list-item>
                <text:p text:style-name="P71"><text:span text:style-name="T47">Запретите откладывать применение конфликтующих изменений; проверьте, что запрос отменяется сразу.</text:span></text:p>
              </text:list-item>
              <text:list-item>
                <text:p text:style-name="P71"><text:span text:style-name="T47">Включите обратную связь и убедитесь, что очистка на мастере не прерывает выполнение запроса.</text:span></text:p>
              </text:list-item>
              <text:list-item>
                <text:p text:style-name="P71"><text:span text:style-name="T47">Остановите реплику и убедитесь, что слот препятствует очистке. Удалите слот, чтобы очистка возобновилась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4" draw:text-style-name="P73" draw:layer="layout" svg:width="16.799cm" svg:height="15.011cm" svg:x="2.1cm" svg:y="14.107cm" presentation:class="notes" presentation:user-transformed="true">
            <draw:text-box>
              <text:p text:style-name="P16"><text:span text:style-name="T48">1. Для этого на мастере установите параметры:</text:span></text:p>
              <text:p text:style-name="P16"><text:span text:style-name="T48">- </text:span><text:span text:style-name="T49">synchronous_commit</text:span><text:span text:style-name="T48"> = on,</text:span></text:p>
              <text:p text:style-name="P16"><text:span text:style-name="T48">- </text:span><text:span text:style-name="T49">synchronous_standby_names</text:span><text:span text:style-name="T48"> = 'beta',</text:span></text:p>
              <text:p text:style-name="P16"><text:span text:style-name="T48">а на реплике </text:span></text:p>
              <text:p text:style-name="P16"><text:span text:style-name="T49">- cluster_name </text:span><text:span text:style-name="T48">= beta.</text:span></text:p>
              <text:p text:style-name="P16"><text:span text:style-name="T48"/></text:p>
              <text:p text:style-name="P16"><text:span text:style-name="T48">3. Для этого на реплике можно начать транзакцию с уровнем изоляции repeatable read и периодически выполнять запросы к таблице, а на мастере изменить эту таблицу и выполнить очистку.</text:span></text:p>
              <text:p text:style-name="P16"><text:span text:style-name="T48">Учтите, что параметр </text:span><text:span text:style-name="T49">max_standby_streaming_delay</text:span><text:span text:style-name="T48"> по умолчанию имеет значение 30 секунд.</text:span></text:p>
              <text:p text:style-name="P16"><text:span text:style-name="T48"/></text:p>
              <text:p text:style-name="P16"><text:span text:style-name="T48">4. Установите параметр </text:span><text:span text:style-name="T49">max_standby_streaming_delay</text:span><text:span text:style-name="T48"> в ноль.</text:span></text:p>
              <text:p text:style-name="P16"><text:span text:style-name="T48"/></text:p>
              <text:p text:style-name="P16"><text:span text:style-name="T48">5. Установите на реплике параметр </text:span><text:span text:style-name="T49">hot_standby_feedback</text:span><text:span text:style-name="T48"> = on. Максимальный интервал оповещений устанавливается в параметре </text:span><text:span text:style-name="T49">wal_receiver_status_interval</text:span><text:span text:style-name="T48"> (по умолчанию 10 секунд).</text:span></text:p>
              <text:p text:style-name="P16"><text:span text:style-name="T48"/></text:p>
              <text:p text:style-name="P16"><text:span text:style-name="T48">6. Не забудьте отменить </text:span><text:span text:style-name="T49">synchronous_commit</text:span><text:span text:style-name="T50">, иначе при остановленной реплике не удастся зафиксировать транзакцию.</text:span></text:p>
            </draw:text-box>
          </draw:frame>
        </presentation:notes>
      </draw:page>
      <draw:page draw:name="page24" draw:style-name="dp1" draw:master-page-name="master" presentation:presentation-page-layout-name="AL1T1">
        <office:forms form:automatic-focus="false" form:apply-design-mode="false"/>
        <draw:frame presentation:style-name="pr25" draw:text-style-name="P74" draw:layer="layout" svg:width="19.8cm" svg:height="1.741cm" svg:x="1.2cm" svg:y="0.737cm" presentation:class="title" presentation:user-transformed="true">
          <draw:text-box>
            <text:p><text:span text:style-name="T9">Практика+</text:span></text:p>
          </draw:text-box>
        </draw:frame>
        <draw:frame presentation:style-name="pr26" draw:text-style-name="P75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71"><text:span text:style-name="T27">Настройте потоковую физическую репликацию вместе с архивацией сегментов WAL, использовав для потока репликации виртуальный сетевой интерфейс.</text:span></text:p>
              </text:list-item>
              <text:list-item>
                <text:p text:style-name="P71"><text:span text:style-name="T27">Проверьте работу потоковой репликации через виртуальный сетевой интерфейс.</text:span></text:p>
              </text:list-item>
              <text:list-item>
                <text:p text:style-name="P71"><text:span text:style-name="T27">Имитируйте отказ сети, удалив виртуальный сетевой интерфейс, убедившись при этом, что архивация сегментов WAL продолжает работать.</text:span></text:p>
              </text:list-item>
              <text:list-item>
                <text:p text:style-name="P71"><text:span text:style-name="T27">Заново добавьте и настройте виртуальный сетевой интерфейс, проверив затем, что потоковая репликация автоматически восстановилась.</text:span></text:p>
                <text:p text:style-name="P71"><text:span text:style-name="T47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7" draw:text-style-name="P77" draw:layer="layout" svg:width="16.799cm" svg:height="13.626cm" svg:x="2.1cm" svg:y="14.107cm" presentation:class="notes" presentation:user-transformed="true">
            <draw:text-box>
              <text:p text:style-name="P76"><text:span text:style-name="T51">1. Для создания виртуального сетевого интерфейса используйте команды:</text:span></text:p>
              <text:p text:style-name="P76"><text:span text:style-name="T51">sudo ip l add dummy0 type dummy</text:span></text:p>
              <text:p text:style-name="P76"><text:span text:style-name="T51">sudo ip a add 192.168.255.1/24 dev dummy0</text:span></text:p>
              <text:p text:style-name="P76"><text:span text:style-name="T51">3. Для удаления виртуального сетевого интерфейса:</text:span></text:p>
              <text:p text:style-name="P76"><text:span text:style-name="T51">sudo ip l delete dummy0</text:span></text:p>
              <text:p text:style-name="P76"><text:span text:style-name="T51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adornments="Regular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Long_20_dashed" draw:display-name="Long dashed" draw:style="rect" draw:dots1="1" draw:dots1-length="400%" draw:distance="4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3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Arial Unicode MS" style:font-family-asian="'Arial Unicode MS'" style:font-pitch-asian="variable" style:font-size-asian="14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false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1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false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false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top="0cm" fo:margin-bottom="0.1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top="0cm" fo:margin-bottom="0.1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_5f_-background" style:display-name="template2_-background" style:family="presentation">
      <style:graphic-properties draw:stroke="none" draw:fill="none"/>
      <style:text-properties style:letter-kerning="true"/>
    </style:style>
    <style:style style:name="template2_5f_-backgroundobjects" style:display-name="templat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_5f_-notes" style:display-name="templat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_5f_-outline1" style:display-name="template2_-outline1" style:family="presentation">
      <style:graphic-properties draw:stroke="none" draw:fill="none" draw:auto-grow-height="false" draw:fit-to-size="false" style:shrink-to-fit="true">
        <text:list-style style:name="template2_5f_-outline1" style:display-name="template2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_5f_-outline2" style:display-name="template2_-outline2" style:family="presentation" style:parent-style-name="template2_5f_-outline1">
      <style:paragraph-properties fo:margin-top="0cm" fo:margin-bottom="0.2cm"/>
      <style:text-properties style:font-name="Liberation Serif" fo:font-family="'Liberation Serif'" style:font-family-generic="roman" style:font-pitch="variable" fo:font-size="22pt" style:font-size-asian="22pt" style:font-size-complex="22pt"/>
    </style:style>
    <style:style style:name="template2_5f_-outline3" style:display-name="template2_-outline3" style:family="presentation" style:parent-style-name="template2_5f_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_5f_-outline4" style:display-name="template2_-outline4" style:family="presentation" style:parent-style-name="template2_5f_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_5f_-outline5" style:display-name="template2_-outline5" style:family="presentation" style:parent-style-name="template2_5f_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_5f_-outline6" style:display-name="template2_-outline6" style:family="presentation" style:parent-style-name="template2_5f_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_5f_-outline7" style:display-name="template2_-outline7" style:family="presentation" style:parent-style-name="template2_5f_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_5f_-outline8" style:display-name="template2_-outline8" style:family="presentation" style:parent-style-name="template2_5f_-outline7">
      <style:paragraph-properties fo:margin-top="0cm" fo:margin-bottom="0.1cm"/>
      <style:text-properties fo:font-size="20pt" style:font-size-asian="20pt" style:font-size-complex="20pt"/>
    </style:style>
    <style:style style:name="template2_5f_-outline9" style:display-name="template2_-outline9" style:family="presentation" style:parent-style-name="template2_5f_-outline8">
      <style:paragraph-properties fo:margin-top="0cm" fo:margin-bottom="0.1cm"/>
      <style:text-properties fo:font-size="20pt" style:font-size-asian="20pt" style:font-size-complex="20pt"/>
    </style:style>
    <style:style style:name="template2_5f_-subtitle" style:display-name="template2_-subtitle" style:family="presentation">
      <style:graphic-properties draw:stroke="none" draw:fill="none" draw:textarea-vertical-align="middle">
        <text:list-style style:name="template2_5f_-subtitle" style:display-name="templat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_5f_-title" style:display-name="template2_-title" style:family="presentation">
      <style:graphic-properties draw:stroke="none" draw:fill="none" draw:textarea-horizontal-align="left" draw:textarea-vertical-align="top">
        <text:list-style style:name="template2_5f_-title" style:display-name="templat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gr6" style:family="graphic" style:parent-style-name="standard">
      <style:graphic-properties draw:stroke="none" draw:fill="none" draw:fill-color="#ffffff" fo:min-height="1.31cm" loext:decorative="false"/>
    </style:style>
    <style:style style:name="Mgr7" style:family="graphic" style:parent-style-name="standard">
      <style:graphic-properties fo:min-height="14.15cm" loext:decorative="false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 loext:decorative="fals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template2-outline1">
      <style:graphic-properties fo:min-height="12.18cm" loext:decorative="false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 loext:decorative="false"/>
    </style:style>
    <style:style style:name="Mpr6" style:family="presentation" style:parent-style-name="template21-outline1">
      <style:graphic-properties fo:min-height="12.18cm" loext:decorative="false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 loext:decorative="false"/>
    </style:style>
    <style:style style:name="Mpr8" style:family="presentation" style:parent-style-name="template21-title">
      <style:graphic-properties draw:auto-grow-height="false" fo:min-height="3.507cm" loext:decorative="false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15" style:family="presentation" style:parent-style-name="master-outline1">
      <style:graphic-properties fo:min-height="12.18cm" loext:decorative="false"/>
      <style:paragraph-properties style:writing-mode="lr-tb"/>
    </style:style>
    <style:style style:name="Mpr16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19" style:family="presentation" style:parent-style-name="master_5f_-outline1">
      <style:graphic-properties fo:min-height="12.18cm" loext:decorative="false"/>
      <style:paragraph-properties style:writing-mode="lr-tb"/>
    </style:style>
    <style:style style:name="Mpr20" style:family="presentation" style:parent-style-name="master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master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emplate2_5f_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23" style:family="presentation" style:parent-style-name="template2_5f_-outline1">
      <style:graphic-properties fo:min-height="12.18cm" loext:decorative="false"/>
      <style:paragraph-properties style:writing-mode="lr-tb"/>
    </style:style>
    <style:style style:name="Mpr24" style:family="presentation" style:parent-style-name="template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template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27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000033"/>
      <style:paragraph-properties fo:text-align="center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none" draw:fill-color="#ffffff"/>
      <style:paragraph-properties fo:text-align="end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emplate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номер&gt;</text:page-number></text:span></text:p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4D0E19DB.png" xlink:type="simple" xlink:show="embed" xlink:actuate="onLoad" draw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9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номер&gt;</text:page-number></text:span></text:p>
        </draw:text-box>
      </draw:frame>
      <draw:frame draw:style-name="Mgr4" draw:text-style-name="MP8" draw:layer="backgroundobjects" svg:width="4.87cm" svg:height="2.16cm" svg:x="22.15cm" svg:y="0.28cm">
        <draw:image xlink:href="Pictures/10001A070000819B00003A65C265522D.svg" xlink:type="simple" xlink:show="embed" xlink:actuate="onLoad" draw:mime-type="image/svg+xml">
          <text:p/>
        </draw:image>
        <draw:image xlink:href="Pictures/100000010000041D000001DBA3F1EC88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1.235cm">
        <draw:image xlink:href="Pictures/10000000000007D00000060A5B23EDE9.jpg" xlink:type="simple" xlink:show="embed" xlink:actuate="onLoad" draw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8" draw:layer="backgroundobjects" svg:width="9.05cm" svg:height="3.82cm" svg:x="1.62cm" svg:y="7.88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4D0E19DB.png" xlink:type="simple" xlink:show="embed" xlink:actuate="onLoad" draw:mime-type="image/png"/>
      </draw:frame>
      <draw:custom-shape presentation:style-name="Mpr11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1" draw:layer="backgroundobjects" svg:width="19.8cm" svg:height="1.56cm" svg:x="1.4cm" svg:y="0.837cm">
        <draw:text-box>
          <text:p/>
        </draw:text-box>
      </draw:frame>
      <draw:frame draw:style-name="Mgr7" draw:layer="backgroundobjects" svg:width="25.6cm" svg:height="14.4cm" svg:x="1.2cm" svg:y="4.8cm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4D0E19DB.png" xlink:type="simple" xlink:show="embed" xlink:actuate="onLoad" draw:mime-type="image/png"/>
      </draw:frame>
      <draw:frame draw:style-name="Mgr3" draw:text-style-name="MP12" draw:layer="backgroundobjects" svg:width="2.2cm" svg:height="1.19cm" svg:x="24.6cm" svg:y="19.2cm">
        <draw:text-box>
          <text:p text:style-name="MP6"><text:span text:style-name="MT6"><text:page-number>&lt;номер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1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5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4D0E19DB.png" xlink:type="simple" xlink:show="embed" xlink:actuate="onLoad" draw:mime-type="image/png"/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номер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8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9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4D0E19DB.png" xlink:type="simple" xlink:show="embed" xlink:actuate="onLoad" draw:mime-type="image/png"/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номер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_5f_" style:display-name="template2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2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_5f_-title" draw:layer="backgroundobjects" svg:width="19.8cm" svg:height="1.56cm" svg:x="1.4cm" svg:y="0.837cm" presentation:class="title" presentation:placeholder="true">
        <draw:text-box/>
      </draw:frame>
      <draw:frame presentation:style-name="Mpr23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номер&gt;</text:page-number></text:span></text:p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4D0E19DB.png" xlink:type="simple" xlink:show="embed" xlink:actuate="onLoad" draw:mime-type="image/png"/>
      </draw:frame>
      <presentation:notes style:page-layout-name="PM0">
        <draw:page-thumbnail presentation:style-name="template2_5f_-title" draw:layer="backgroundobjects" svg:width="14.848cm" svg:height="11.136cm" svg:x="3.075cm" svg:y="2.257cm" presentation:class="page"/>
        <draw:frame presentation:style-name="template2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_5f_" style:display-name="master1_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6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8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942A7B3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3DT5H46M7S</meta:editing-duration>
    <meta:editing-cycles>1213</meta:editing-cycles>
    <meta:generator>LibreOffice/24.2.7.2$Linux_X86_64 LibreOffice_project/420$Build-2</meta:generator>
    <dc:date>2025-01-29T14:50:43.199334793</dc:date>
    <meta:document-statistic meta:object-count="518"/>
    <meta:template xlink:type="simple" xlink:actuate="onRequest" xlink:title="master" xlink:href="../../../../tmp/DBA1/master.otp" meta:date="2015-06-01T16:50:20.490561969"/>
  </office:meta>
</office:document-meta>
</file>